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1.65484319309335" calcext:value-type="float">
            <text:p>-1.65484319309335</text:p>
          </table:table-cell>
          <table:table-cell office:value-type="float" office:value="-1.93233170325431" calcext:value-type="float">
            <text:p>-1.93233170325431</text:p>
          </table:table-cell>
          <table:table-cell table:number-columns-repeated="3" office:value-type="float" office:value="-0.262279861621301" calcext:value-type="float">
            <text:p>-0.262279861621301</text:p>
          </table:table-cell>
          <table:table-cell office:value-type="float" office:value="-0.299645188180514" calcext:value-type="float">
            <text:p>-0.299645188180514</text:p>
          </table:table-cell>
          <table:table-cell office:value-type="float" office:value="0.0159331122892875" calcext:value-type="float">
            <text:p>0.015933112289288</text:p>
          </table:table-cell>
          <table:table-cell table:number-columns-repeated="2" office:value-type="float" office:value="-0.299645188180514" calcext:value-type="float">
            <text:p>-0.299645188180514</text:p>
          </table:table-cell>
          <table:table-cell office:value-type="float" office:value="0.0159331122892875" calcext:value-type="float">
            <text:p>0.015933112289288</text:p>
          </table:table-cell>
          <table:table-cell office:value-type="float" office:value="-0.524108382117452" calcext:value-type="float">
            <text:p>-0.524108382117452</text:p>
          </table:table-cell>
          <table:table-cell office:value-type="float" office:value="0.683272961970647" calcext:value-type="float">
            <text:p>0.68327296197064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3.59218232364563" calcext:value-type="float">
            <text:p>-3.59218232364563</text:p>
          </table:table-cell>
          <table:table-cell office:value-type="float" office:value="-1.82664247661455" calcext:value-type="float">
            <text:p>-1.82664247661455</text:p>
          </table:table-cell>
          <table:table-cell office:value-type="float" office:value="-2.23520709710722" calcext:value-type="float">
            <text:p>-2.23520709710722</text:p>
          </table:table-cell>
          <table:table-cell office:value-type="float" office:value="-1.87771763915939" calcext:value-type="float">
            <text:p>-1.87771763915939</text:p>
          </table:table-cell>
          <table:table-cell office:value-type="float" office:value="-1.45052047428393" calcext:value-type="float">
            <text:p>-1.45052047428393</text:p>
          </table:table-cell>
          <table:table-cell office:value-type="float" office:value="-1.21161279197185" calcext:value-type="float">
            <text:p>-1.21161279197185</text:p>
          </table:table-cell>
          <table:table-cell office:value-type="float" office:value="-1.28684613171689" calcext:value-type="float">
            <text:p>-1.28684613171689</text:p>
          </table:table-cell>
          <table:table-cell office:value-type="float" office:value="-1.93866547607481" calcext:value-type="float">
            <text:p>-1.93866547607481</text:p>
          </table:table-cell>
          <table:table-cell office:value-type="float" office:value="-3.49636717543926" calcext:value-type="float">
            <text:p>-3.49636717543926</text:p>
          </table:table-cell>
          <table:table-cell office:value-type="float" office:value="-2.83082583632718" calcext:value-type="float">
            <text:p>-2.83082583632718</text:p>
          </table:table-cell>
          <table:table-cell office:value-type="float" office:value="-2.17465874223407" calcext:value-type="float">
            <text:p>-2.17465874223407</text:p>
          </table:table-cell>
          <table:table-cell office:value-type="float" office:value="0.862524381055408" calcext:value-type="float">
            <text:p>0.86252438105540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3.05103657982928" calcext:value-type="float">
            <text:p>-3.05103657982928</text:p>
          </table:table-cell>
          <table:table-cell office:value-type="float" office:value="-2.163601361506" calcext:value-type="float">
            <text:p>-2.163601361506</text:p>
          </table:table-cell>
          <table:table-cell office:value-type="float" office:value="-0.555977987765288" calcext:value-type="float">
            <text:p>-0.555977987765288</text:p>
          </table:table-cell>
          <table:table-cell office:value-type="float" office:value="-2.10287117847562" calcext:value-type="float">
            <text:p>-2.10287117847562</text:p>
          </table:table-cell>
          <table:table-cell office:value-type="float" office:value="-3.94659154388038" calcext:value-type="float">
            <text:p>-3.94659154388038</text:p>
          </table:table-cell>
          <table:table-cell office:value-type="float" office:value="-1.85981624020251" calcext:value-type="float">
            <text:p>-1.85981624020251</text:p>
          </table:table-cell>
          <table:table-cell office:value-type="float" office:value="-5.41617955904842" calcext:value-type="float">
            <text:p>-5.41617955904842</text:p>
          </table:table-cell>
          <table:table-cell office:value-type="float" office:value="-1.31375321299713" calcext:value-type="float">
            <text:p>-1.31375321299713</text:p>
          </table:table-cell>
          <table:table-cell office:value-type="float" office:value="-3.92895187979929" calcext:value-type="float">
            <text:p>-3.92895187979929</text:p>
          </table:table-cell>
          <table:table-cell office:value-type="float" office:value="-3.19084173701923" calcext:value-type="float">
            <text:p>-3.19084173701923</text:p>
          </table:table-cell>
          <table:table-cell office:value-type="float" office:value="-2.75296212805231" calcext:value-type="float">
            <text:p>-2.75296212805231</text:p>
          </table:table-cell>
          <table:table-cell office:value-type="float" office:value="1.43939619442599" calcext:value-type="float">
            <text:p>1.4393961944259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1.72320867365409" calcext:value-type="float">
            <text:p>-1.72320867365409</text:p>
          </table:table-cell>
          <table:table-cell office:value-type="float" office:value="-3.99620636855606" calcext:value-type="float">
            <text:p>-3.99620636855606</text:p>
          </table:table-cell>
          <table:table-cell office:value-type="float" office:value="-2.87002403304922" calcext:value-type="float">
            <text:p>-2.87002403304922</text:p>
          </table:table-cell>
          <table:table-cell office:value-type="float" office:value="-9.38312383944571" calcext:value-type="float">
            <text:p>-9.38312383944571</text:p>
          </table:table-cell>
          <table:table-cell office:value-type="float" office:value="-4.37518989439218" calcext:value-type="float">
            <text:p>-4.37518989439218</text:p>
          </table:table-cell>
          <table:table-cell office:value-type="float" office:value="-3.88228627307299" calcext:value-type="float">
            <text:p>-3.88228627307299</text:p>
          </table:table-cell>
          <table:table-cell office:value-type="float" office:value="-8.43300820875556" calcext:value-type="float">
            <text:p>-8.43300820875556</text:p>
          </table:table-cell>
          <table:table-cell office:value-type="float" office:value="-1.42604257441063" calcext:value-type="float">
            <text:p>-1.42604257441063</text:p>
          </table:table-cell>
          <table:table-cell office:value-type="float" office:value="-8.06310359125008" calcext:value-type="float">
            <text:p>-8.06310359125008</text:p>
          </table:table-cell>
          <table:table-cell office:value-type="float" office:value="-9.38355531654381" calcext:value-type="float">
            <text:p>-9.38355531654381</text:p>
          </table:table-cell>
          <table:table-cell office:value-type="float" office:value="-5.35357487731303" calcext:value-type="float">
            <text:p>-5.35357487731303</text:p>
          </table:table-cell>
          <table:table-cell office:value-type="float" office:value="3.14536577686826" calcext:value-type="float">
            <text:p>3.1453657768682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6.73305625620642" calcext:value-type="float">
            <text:p>-6.73305625620642</text:p>
          </table:table-cell>
          <table:table-cell office:value-type="float" office:value="-6.01082873186896" calcext:value-type="float">
            <text:p>-6.01082873186896</text:p>
          </table:table-cell>
          <table:table-cell office:value-type="float" office:value="-1.71821817144758" calcext:value-type="float">
            <text:p>-1.71821817144758</text:p>
          </table:table-cell>
          <table:table-cell office:value-type="float" office:value="-3.96602878187108" calcext:value-type="float">
            <text:p>-3.96602878187108</text:p>
          </table:table-cell>
          <table:table-cell office:value-type="float" office:value="-3.28436040104233" calcext:value-type="float">
            <text:p>-3.28436040104233</text:p>
          </table:table-cell>
          <table:table-cell office:value-type="float" office:value="-5.12311648027187" calcext:value-type="float">
            <text:p>-5.12311648027187</text:p>
          </table:table-cell>
          <table:table-cell office:value-type="float" office:value="-8.39686427926417" calcext:value-type="float">
            <text:p>-8.39686427926417</text:p>
          </table:table-cell>
          <table:table-cell office:value-type="float" office:value="-5.67339898564542" calcext:value-type="float">
            <text:p>-5.67339898564542</text:p>
          </table:table-cell>
          <table:table-cell office:value-type="float" office:value="-3.47281759882709" calcext:value-type="float">
            <text:p>-3.47281759882709</text:p>
          </table:table-cell>
          <table:table-cell office:value-type="float" office:value="-3.94929236638226" calcext:value-type="float">
            <text:p>-3.94929236638226</text:p>
          </table:table-cell>
          <table:table-cell office:value-type="float" office:value="-4.83279820528272" calcext:value-type="float">
            <text:p>-4.83279820528272</text:p>
          </table:table-cell>
          <table:table-cell office:value-type="float" office:value="1.94284686322667" calcext:value-type="float">
            <text:p>1.94284686322667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6.16890392163073" calcext:value-type="float">
            <text:p>-6.16890392163073</text:p>
          </table:table-cell>
          <table:table-cell office:value-type="float" office:value="-4.49948561972688" calcext:value-type="float">
            <text:p>-4.49948561972688</text:p>
          </table:table-cell>
          <table:table-cell office:value-type="float" office:value="-5.91162831368505" calcext:value-type="float">
            <text:p>-5.91162831368505</text:p>
          </table:table-cell>
          <table:table-cell office:value-type="float" office:value="-9.43018168478189" calcext:value-type="float">
            <text:p>-9.43018168478189</text:p>
          </table:table-cell>
          <table:table-cell office:value-type="float" office:value="-11.7146957246" calcext:value-type="float">
            <text:p>-11.7146957246</text:p>
          </table:table-cell>
          <table:table-cell office:value-type="float" office:value="-14.8016508662008" calcext:value-type="float">
            <text:p>-14.8016508662008</text:p>
          </table:table-cell>
          <table:table-cell office:value-type="float" office:value="-14.516180044305" calcext:value-type="float">
            <text:p>-14.516180044305</text:p>
          </table:table-cell>
          <table:table-cell office:value-type="float" office:value="-3.13672782336619" calcext:value-type="float">
            <text:p>-3.13672782336619</text:p>
          </table:table-cell>
          <table:table-cell office:value-type="float" office:value="-3.00029807988957" calcext:value-type="float">
            <text:p>-3.00029807988957</text:p>
          </table:table-cell>
          <table:table-cell office:value-type="float" office:value="-13.0181809485485" calcext:value-type="float">
            <text:p>-13.0181809485485</text:p>
          </table:table-cell>
          <table:table-cell office:value-type="float" office:value="-8.61979330267346" calcext:value-type="float">
            <text:p>-8.61979330267346</text:p>
          </table:table-cell>
          <table:table-cell office:value-type="float" office:value="4.64906668213236" calcext:value-type="float">
            <text:p>4.64906668213236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5.32405680787349" calcext:value-type="float">
            <text:p>-5.32405680787349</text:p>
          </table:table-cell>
          <table:table-cell office:value-type="float" office:value="-4.18470398586987" calcext:value-type="float">
            <text:p>-4.18470398586987</text:p>
          </table:table-cell>
          <table:table-cell office:value-type="float" office:value="-7.7913431392675" calcext:value-type="float">
            <text:p>-7.7913431392675</text:p>
          </table:table-cell>
          <table:table-cell office:value-type="float" office:value="-11.1995097176511" calcext:value-type="float">
            <text:p>-11.1995097176511</text:p>
          </table:table-cell>
          <table:table-cell office:value-type="float" office:value="-8.87168527764958" calcext:value-type="float">
            <text:p>-8.87168527764958</text:p>
          </table:table-cell>
          <table:table-cell office:value-type="float" office:value="-8.03546369133948" calcext:value-type="float">
            <text:p>-8.03546369133948</text:p>
          </table:table-cell>
          <table:table-cell office:value-type="float" office:value="-6.46093990750891" calcext:value-type="float">
            <text:p>-6.46093990750891</text:p>
          </table:table-cell>
          <table:table-cell office:value-type="float" office:value="-2.65650132065394" calcext:value-type="float">
            <text:p>-2.65650132065394</text:p>
          </table:table-cell>
          <table:table-cell office:value-type="float" office:value="-5.97453698415253" calcext:value-type="float">
            <text:p>-5.97453698415253</text:p>
          </table:table-cell>
          <table:table-cell office:value-type="float" office:value="-6.58810149356354" calcext:value-type="float">
            <text:p>-6.58810149356354</text:p>
          </table:table-cell>
          <table:table-cell office:value-type="float" office:value="-6.70868423255299" calcext:value-type="float">
            <text:p>-6.70868423255299</text:p>
          </table:table-cell>
          <table:table-cell office:value-type="float" office:value="2.42902189897765" calcext:value-type="float">
            <text:p>2.4290218989776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11.8408544236389" calcext:value-type="float">
            <text:p>-11.8408544236389</text:p>
          </table:table-cell>
          <table:table-cell office:value-type="float" office:value="-8.88111811458283" calcext:value-type="float">
            <text:p>-8.88111811458283</text:p>
          </table:table-cell>
          <table:table-cell office:value-type="float" office:value="-6.01504602615802" calcext:value-type="float">
            <text:p>-6.01504602615802</text:p>
          </table:table-cell>
          <table:table-cell office:value-type="float" office:value="-9.04309058008149" calcext:value-type="float">
            <text:p>-9.04309058008149</text:p>
          </table:table-cell>
          <table:table-cell office:value-type="float" office:value="-6.55074867127187" calcext:value-type="float">
            <text:p>-6.55074867127187</text:p>
          </table:table-cell>
          <table:table-cell office:value-type="float" office:value="-8.48090567364334" calcext:value-type="float">
            <text:p>-8.48090567364334</text:p>
          </table:table-cell>
          <table:table-cell office:value-type="float" office:value="-14.3658636165902" calcext:value-type="float">
            <text:p>-14.3658636165902</text:p>
          </table:table-cell>
          <table:table-cell office:value-type="float" office:value="-16.0074084658888" calcext:value-type="float">
            <text:p>-16.0074084658888</text:p>
          </table:table-cell>
          <table:table-cell office:value-type="float" office:value="-11.407291757369" calcext:value-type="float">
            <text:p>-11.407291757369</text:p>
          </table:table-cell>
          <table:table-cell office:value-type="float" office:value="-5.04379221737214" calcext:value-type="float">
            <text:p>-5.04379221737214</text:p>
          </table:table-cell>
          <table:table-cell office:value-type="float" office:value="-9.76361195465966" calcext:value-type="float">
            <text:p>-9.76361195465966</text:p>
          </table:table-cell>
          <table:table-cell office:value-type="float" office:value="3.60210666732453" calcext:value-type="float">
            <text:p>3.60210666732453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4.1182246447512" calcext:value-type="float">
            <text:p>-14.1182246447512</text:p>
          </table:table-cell>
          <table:table-cell office:value-type="float" office:value="-11.2899625120142" calcext:value-type="float">
            <text:p>-11.2899625120142</text:p>
          </table:table-cell>
          <table:table-cell office:value-type="float" office:value="-8.41165122343809" calcext:value-type="float">
            <text:p>-8.41165122343809</text:p>
          </table:table-cell>
          <table:table-cell office:value-type="float" office:value="-7.14309651322679" calcext:value-type="float">
            <text:p>-7.14309651322679</text:p>
          </table:table-cell>
          <table:table-cell office:value-type="float" office:value="-9.19387817543529" calcext:value-type="float">
            <text:p>-9.19387817543529</text:p>
          </table:table-cell>
          <table:table-cell office:value-type="float" office:value="-3.89868779186572" calcext:value-type="float">
            <text:p>-3.89868779186572</text:p>
          </table:table-cell>
          <table:table-cell office:value-type="float" office:value="-9.34622134503869" calcext:value-type="float">
            <text:p>-9.34622134503869</text:p>
          </table:table-cell>
          <table:table-cell office:value-type="float" office:value="-10.1278516680516" calcext:value-type="float">
            <text:p>-10.1278516680516</text:p>
          </table:table-cell>
          <table:table-cell office:value-type="float" office:value="-18.7547381156765" calcext:value-type="float">
            <text:p>-18.7547381156765</text:p>
          </table:table-cell>
          <table:table-cell office:value-type="float" office:value="-5.85198924895543" calcext:value-type="float">
            <text:p>-5.85198924895543</text:p>
          </table:table-cell>
          <table:table-cell office:value-type="float" office:value="-9.81363012384535" calcext:value-type="float">
            <text:p>-9.81363012384535</text:p>
          </table:table-cell>
          <table:table-cell office:value-type="float" office:value="4.23126245764305" calcext:value-type="float">
            <text:p>4.2312624576430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9.38078025419918" calcext:value-type="float">
            <text:p>-9.38078025419918</text:p>
          </table:table-cell>
          <table:table-cell office:value-type="float" office:value="-10.8859316196497" calcext:value-type="float">
            <text:p>-10.8859316196497</text:p>
          </table:table-cell>
          <table:table-cell office:value-type="float" office:value="-16.0647569067777" calcext:value-type="float">
            <text:p>-16.0647569067777</text:p>
          </table:table-cell>
          <table:table-cell office:value-type="float" office:value="-11.0761641033103" calcext:value-type="float">
            <text:p>-11.0761641033103</text:p>
          </table:table-cell>
          <table:table-cell office:value-type="float" office:value="-13.8624263962293" calcext:value-type="float">
            <text:p>-13.8624263962293</text:p>
          </table:table-cell>
          <table:table-cell office:value-type="float" office:value="-12.4925975587571" calcext:value-type="float">
            <text:p>-12.4925975587571</text:p>
          </table:table-cell>
          <table:table-cell office:value-type="float" office:value="-12.6580962357303" calcext:value-type="float">
            <text:p>-12.6580962357303</text:p>
          </table:table-cell>
          <table:table-cell office:value-type="float" office:value="-8.33505765054396" calcext:value-type="float">
            <text:p>-8.33505765054396</text:p>
          </table:table-cell>
          <table:table-cell office:value-type="float" office:value="-19.5925085373616" calcext:value-type="float">
            <text:p>-19.5925085373616</text:p>
          </table:table-cell>
          <table:table-cell office:value-type="float" office:value="-14.1568305719975" calcext:value-type="float">
            <text:p>-14.1568305719975</text:p>
          </table:table-cell>
          <table:table-cell office:value-type="float" office:value="-12.8505149834557" calcext:value-type="float">
            <text:p>-12.8505149834557</text:p>
          </table:table-cell>
          <table:table-cell office:value-type="float" office:value="3.30181273545421" calcext:value-type="float">
            <text:p>3.3018127354542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1.0624326719202" calcext:value-type="float">
            <text:p>-11.0624326719202</text:p>
          </table:table-cell>
          <table:table-cell office:value-type="float" office:value="-21.9454779877667" calcext:value-type="float">
            <text:p>-21.9454779877667</text:p>
          </table:table-cell>
          <table:table-cell office:value-type="float" office:value="-7.99448878984676" calcext:value-type="float">
            <text:p>-7.99448878984676</text:p>
          </table:table-cell>
          <table:table-cell office:value-type="float" office:value="-16.4537029000589" calcext:value-type="float">
            <text:p>-16.4537029000589</text:p>
          </table:table-cell>
          <table:table-cell office:value-type="float" office:value="-11.4360771571929" calcext:value-type="float">
            <text:p>-11.4360771571929</text:p>
          </table:table-cell>
          <table:table-cell office:value-type="float" office:value="-4.64405593951242" calcext:value-type="float">
            <text:p>-4.64405593951242</text:p>
          </table:table-cell>
          <table:table-cell office:value-type="float" office:value="-12.5420595370336" calcext:value-type="float">
            <text:p>-12.5420595370336</text:p>
          </table:table-cell>
          <table:table-cell office:value-type="float" office:value="-9.46967987701657" calcext:value-type="float">
            <text:p>-9.46967987701657</text:p>
          </table:table-cell>
          <table:table-cell office:value-type="float" office:value="-16.1025951951391" calcext:value-type="float">
            <text:p>-16.1025951951391</text:p>
          </table:table-cell>
          <table:table-cell office:value-type="float" office:value="-7.60964608263447" calcext:value-type="float">
            <text:p>-7.60964608263447</text:p>
          </table:table-cell>
          <table:table-cell office:value-type="float" office:value="-11.9260216138121" calcext:value-type="float">
            <text:p>-11.9260216138121</text:p>
          </table:table-cell>
          <table:table-cell office:value-type="float" office:value="5.08644376723607" calcext:value-type="float">
            <text:p>5.08644376723607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7.2096286837174" calcext:value-type="float">
            <text:p>-17.2096286837174</text:p>
          </table:table-cell>
          <table:table-cell office:value-type="float" office:value="-16.9827512302566" calcext:value-type="float">
            <text:p>-16.9827512302566</text:p>
          </table:table-cell>
          <table:table-cell office:value-type="float" office:value="-11.1390612575856" calcext:value-type="float">
            <text:p>-11.1390612575856</text:p>
          </table:table-cell>
          <table:table-cell office:value-type="float" office:value="-12.5046569858665" calcext:value-type="float">
            <text:p>-12.5046569858665</text:p>
          </table:table-cell>
          <table:table-cell office:value-type="float" office:value="-10.4848834152724" calcext:value-type="float">
            <text:p>-10.4848834152724</text:p>
          </table:table-cell>
          <table:table-cell office:value-type="float" office:value="-17.2219494443049" calcext:value-type="float">
            <text:p>-17.2219494443049</text:p>
          </table:table-cell>
          <table:table-cell office:value-type="float" office:value="-13.3860772141608" calcext:value-type="float">
            <text:p>-13.3860772141608</text:p>
          </table:table-cell>
          <table:table-cell office:value-type="float" office:value="-16.7420067942506" calcext:value-type="float">
            <text:p>-16.7420067942506</text:p>
          </table:table-cell>
          <table:table-cell office:value-type="float" office:value="-10.7712115724605" calcext:value-type="float">
            <text:p>-10.7712115724605</text:p>
          </table:table-cell>
          <table:table-cell office:value-type="float" office:value="-16.0606636237619" calcext:value-type="float">
            <text:p>-16.0606636237619</text:p>
          </table:table-cell>
          <table:table-cell office:value-type="float" office:value="-14.2502890221637" calcext:value-type="float">
            <text:p>-14.2502890221637</text:p>
          </table:table-cell>
          <table:table-cell office:value-type="float" office:value="2.873190464608" calcext:value-type="float">
            <text:p>2.873190464608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6.2849720473673" calcext:value-type="float">
            <text:p>-16.2849720473673</text:p>
          </table:table-cell>
          <table:table-cell office:value-type="float" office:value="-10.0303943465792" calcext:value-type="float">
            <text:p>-10.0303943465792</text:p>
          </table:table-cell>
          <table:table-cell office:value-type="float" office:value="-6.51022355988042" calcext:value-type="float">
            <text:p>-6.51022355988042</text:p>
          </table:table-cell>
          <table:table-cell office:value-type="float" office:value="-6.8711144424549" calcext:value-type="float">
            <text:p>-6.8711144424549</text:p>
          </table:table-cell>
          <table:table-cell office:value-type="float" office:value="-15.8303922375187" calcext:value-type="float">
            <text:p>-15.8303922375187</text:p>
          </table:table-cell>
          <table:table-cell office:value-type="float" office:value="-9.80573471724146" calcext:value-type="float">
            <text:p>-9.80573471724146</text:p>
          </table:table-cell>
          <table:table-cell office:value-type="float" office:value="-20.5387477501409" calcext:value-type="float">
            <text:p>-20.5387477501409</text:p>
          </table:table-cell>
          <table:table-cell office:value-type="float" office:value="-16.0210652704001" calcext:value-type="float">
            <text:p>-16.0210652704001</text:p>
          </table:table-cell>
          <table:table-cell office:value-type="float" office:value="-9.64727175678012" calcext:value-type="float">
            <text:p>-9.64727175678012</text:p>
          </table:table-cell>
          <table:table-cell office:value-type="float" office:value="-14.1792862637509" calcext:value-type="float">
            <text:p>-14.1792862637509</text:p>
          </table:table-cell>
          <table:table-cell office:value-type="float" office:value="-12.5719202392114" calcext:value-type="float">
            <text:p>-12.5719202392114</text:p>
          </table:table-cell>
          <table:table-cell office:value-type="float" office:value="4.64594230820989" calcext:value-type="float">
            <text:p>4.64594230820989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20.3623433626622" calcext:value-type="float">
            <text:p>-20.3623433626622</text:p>
          </table:table-cell>
          <table:table-cell office:value-type="float" office:value="-21.6275143064968" calcext:value-type="float">
            <text:p>-21.6275143064968</text:p>
          </table:table-cell>
          <table:table-cell office:value-type="float" office:value="-11.8240030050474" calcext:value-type="float">
            <text:p>-11.8240030050474</text:p>
          </table:table-cell>
          <table:table-cell office:value-type="float" office:value="-16.3840547898457" calcext:value-type="float">
            <text:p>-16.3840547898457</text:p>
          </table:table-cell>
          <table:table-cell office:value-type="float" office:value="-16.0071449756874" calcext:value-type="float">
            <text:p>-16.0071449756874</text:p>
          </table:table-cell>
          <table:table-cell office:value-type="float" office:value="-15.7591438031185" calcext:value-type="float">
            <text:p>-15.7591438031185</text:p>
          </table:table-cell>
          <table:table-cell office:value-type="float" office:value="-13.474201616809" calcext:value-type="float">
            <text:p>-13.474201616809</text:p>
          </table:table-cell>
          <table:table-cell office:value-type="float" office:value="-20.9341197255164" calcext:value-type="float">
            <text:p>-20.9341197255164</text:p>
          </table:table-cell>
          <table:table-cell office:value-type="float" office:value="-16.2067600097715" calcext:value-type="float">
            <text:p>-16.2067600097715</text:p>
          </table:table-cell>
          <table:table-cell office:value-type="float" office:value="-18.1532685505399" calcext:value-type="float">
            <text:p>-18.1532685505399</text:p>
          </table:table-cell>
          <table:table-cell office:value-type="float" office:value="-17.0732554145495" calcext:value-type="float">
            <text:p>-17.0732554145495</text:p>
          </table:table-cell>
          <table:table-cell office:value-type="float" office:value="3.20120128263241" calcext:value-type="float">
            <text:p>3.20120128263241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26.7550217210792" calcext:value-type="float">
            <text:p>-26.7550217210792</text:p>
          </table:table-cell>
          <table:table-cell office:value-type="float" office:value="-22.3320808517547" calcext:value-type="float">
            <text:p>-22.3320808517547</text:p>
          </table:table-cell>
          <table:table-cell office:value-type="float" office:value="-24.4451109756463" calcext:value-type="float">
            <text:p>-24.4451109756463</text:p>
          </table:table-cell>
          <table:table-cell office:value-type="float" office:value="-26.490722584543" calcext:value-type="float">
            <text:p>-26.490722584543</text:p>
          </table:table-cell>
          <table:table-cell office:value-type="float" office:value="-18.7356335530514" calcext:value-type="float">
            <text:p>-18.7356335530514</text:p>
          </table:table-cell>
          <table:table-cell office:value-type="float" office:value="-9.93557274691235" calcext:value-type="float">
            <text:p>-9.93557274691235</text:p>
          </table:table-cell>
          <table:table-cell office:value-type="float" office:value="-17.8556045290124" calcext:value-type="float">
            <text:p>-17.8556045290124</text:p>
          </table:table-cell>
          <table:table-cell office:value-type="float" office:value="-11.3032125287586" calcext:value-type="float">
            <text:p>-11.3032125287586</text:p>
          </table:table-cell>
          <table:table-cell office:value-type="float" office:value="-20.770803533204" calcext:value-type="float">
            <text:p>-20.770803533204</text:p>
          </table:table-cell>
          <table:table-cell office:value-type="float" office:value="-19.6994911264613" calcext:value-type="float">
            <text:p>-19.6994911264613</text:p>
          </table:table-cell>
          <table:table-cell office:value-type="float" office:value="-19.8323254150423" calcext:value-type="float">
            <text:p>-19.8323254150423</text:p>
          </table:table-cell>
          <table:table-cell office:value-type="float" office:value="5.73957576358069" calcext:value-type="float">
            <text:p>5.73957576358069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4" office:value-type="float" office:value="-22.0644962259507" calcext:value-type="float">
            <text:p>-22.0644962259507</text:p>
          </table:table-cell>
          <table:table-cell office:value-type="float" office:value="-24.5271526994568" calcext:value-type="float">
            <text:p>-24.5271526994568</text:p>
          </table:table-cell>
          <table:table-cell office:value-type="float" office:value="-31.1225289729316" calcext:value-type="float">
            <text:p>-31.1225289729316</text:p>
          </table:table-cell>
          <table:table-cell office:value-type="float" office:value="-30.457144552858" calcext:value-type="float">
            <text:p>-30.457144552858</text:p>
          </table:table-cell>
          <table:table-cell office:value-type="float" office:value="-32.0795308825589" calcext:value-type="float">
            <text:p>-32.0795308825589</text:p>
          </table:table-cell>
          <table:table-cell office:value-type="float" office:value="-31.1225289729316" calcext:value-type="float">
            <text:p>-31.1225289729316</text:p>
          </table:table-cell>
          <table:table-cell office:value-type="float" office:value="-18.2840830038295" calcext:value-type="float">
            <text:p>-18.2840830038295</text:p>
          </table:table-cell>
          <table:table-cell office:value-type="float" office:value="-25.5850953988369" calcext:value-type="float">
            <text:p>-25.5850953988369</text:p>
          </table:table-cell>
          <table:table-cell office:value-type="float" office:value="5.06889638742639" calcext:value-type="float">
            <text:p>5.06889638742639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0.2747695625903601, -0.565060457613864, -2.0603342302825123, -3.719208521886652]</text:p>
          </table:table-cell>
          <table:table-cell office:value-type="string" calcext:value-type="string">
            <text:p>[-4.5941545197879075, -0.7687515099782161, -0.9738392310969735, -1.3925815521541374]</text:p>
          </table:table-cell>
          <table:table-cell table:number-columns-repeated="3" office:value-type="string" calcext:value-type="string">
            <text:p>[-0.2201452856963826, -0.2676641815055891, -0.3018111994997019, -0.2594987797835291]</text:p>
          </table:table-cell>
          <table:table-cell office:value-type="string" calcext:value-type="string">
            <text:p>[-0.043447348576441946, -0.04559646239163939, -0.468163414920153, -0.6413735268338216]</text:p>
          </table:table-cell>
          <table:table-cell office:value-type="string" calcext:value-type="string">
            <text:p>[0.010918571685447631, -0.07664448226076814, -0.02402089138147101, 0.15347925111394156]</text:p>
          </table:table-cell>
          <table:table-cell table:number-columns-repeated="2" office:value-type="string" calcext:value-type="string">
            <text:p>[-0.043447348576441946, -0.04559646239163939, -0.468163414920153, -0.6413735268338216]</text:p>
          </table:table-cell>
          <table:table-cell office:value-type="string" calcext:value-type="string">
            <text:p>[0.010918571685447631, -0.07664448226076814, -0.02402089138147101, 0.15347925111394156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9.675319844860141, -0.911886125863326, -1.321791641427339, -2.4597316824317206]</text:p>
          </table:table-cell>
          <table:table-cell office:value-type="string" calcext:value-type="string">
            <text:p>[-3.003441581460553, -0.7318121371266972, -1.4598605003683707, -2.1114556875025947]</text:p>
          </table:table-cell>
          <table:table-cell office:value-type="string" calcext:value-type="string">
            <text:p>[-1.8049996421167114, -1.109076289319666, -2.277318656128391, -3.7494338008641215]</text:p>
          </table:table-cell>
          <table:table-cell office:value-type="string" calcext:value-type="string">
            <text:p>[-1.6111148330429481, -0.7292732604905039, -1.835961491230731, -3.3345209718733893]</text:p>
          </table:table-cell>
          <table:table-cell office:value-type="string" calcext:value-type="string">
            <text:p>[-2.7865950089157376, -0.6013215285713747, -1.1431035637227804, -1.2710617959258208]</text:p>
          </table:table-cell>
          <table:table-cell office:value-type="string" calcext:value-type="string">
            <text:p>[-1.4766208295557748, -0.7375428826070562, -0.8516424203784734, -1.7806450353460956]</text:p>
          </table:table-cell>
          <table:table-cell office:value-type="string" calcext:value-type="string">
            <text:p>[-0.810761128779669, -0.45279353722122995, -1.0138020802323622, -2.870027780634299]</text:p>
          </table:table-cell>
          <table:table-cell office:value-type="string" calcext:value-type="string">
            <text:p>[-0.35271895085347005, -0.7036946527750221, -2.496134245651982, -4.2021140550187575]</text:p>
          </table:table-cell>
          <table:table-cell office:value-type="string" calcext:value-type="string">
            <text:p>[-9.860374761457514, -0.7539271165945216, -1.023283279439613, -2.3478835442654056]</text:p>
          </table:table-cell>
          <table:table-cell office:value-type="string" calcext:value-type="string">
            <text:p>[-0.3385845427036349, -1.132547638545045, -3.499102266604126, -6.353068897455927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1.6665277800472111, -1.443723646717121, -3.2224618369322444, -5.871433055620523]</text:p>
          </table:table-cell>
          <table:table-cell office:value-type="string" calcext:value-type="string">
            <text:p>[-1.647678813683573, -0.9642137960123032, -2.1082008735035407, -3.934311962824588]</text:p>
          </table:table-cell>
          <table:table-cell office:value-type="string" calcext:value-type="string">
            <text:p>[-0.234071553725701, -0.2790426750305608, -0.7957296084610155, -0.9150681138438754]</text:p>
          </table:table-cell>
          <table:table-cell office:value-type="string" calcext:value-type="string">
            <text:p>[-1.3694150865902532, -1.268662841083934, -2.4413999805336317, -3.332006805694654]</text:p>
          </table:table-cell>
          <table:table-cell office:value-type="string" calcext:value-type="string">
            <text:p>[-6.328576381590123, -2.2838257634513193, -3.348100471217519, -3.8258635592625767]</text:p>
          </table:table-cell>
          <table:table-cell office:value-type="string" calcext:value-type="string">
            <text:p>[-2.9639105866250404, -0.9091484030535835, -1.6818917598619532, -1.8843142112694666]</text:p>
          </table:table-cell>
          <table:table-cell office:value-type="string" calcext:value-type="string">
            <text:p>[-10.463693657883466, -1.9121297527664005, -3.580944970676536, -5.707949854867289]</text:p>
          </table:table-cell>
          <table:table-cell office:value-type="string" calcext:value-type="string">
            <text:p>[-1.3662833334900037, -0.95584880475863, -0.9650256084569708, -1.967855105282923]</text:p>
          </table:table-cell>
          <table:table-cell office:value-type="string" calcext:value-type="string">
            <text:p>[-4.083992695756877, -1.5223726993357278, -3.4657871403166007, -6.643654983787939]</text:p>
          </table:table-cell>
          <table:table-cell office:value-type="string" calcext:value-type="string">
            <text:p>[-0.5857579309184402, -1.578245414465318, -3.9146280998649807, -6.684735502828176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2.4004450093313423, -0.587801465250859, -1.5344080068864674, -2.370180213147699]</text:p>
          </table:table-cell>
          <table:table-cell office:value-type="string" calcext:value-type="string">
            <text:p>[-3.334310189757983, -1.8636974172417942, -3.8657264855003426, -6.92109138172412]</text:p>
          </table:table-cell>
          <table:table-cell office:value-type="string" calcext:value-type="string">
            <text:p>[-5.058397083247357, -0.8877331231219143, -1.6627142914548365, -3.871251634372763]</text:p>
          </table:table-cell>
          <table:table-cell office:value-type="string" calcext:value-type="string">
            <text:p>[-31.741748104839118, -1.9196487051653, -1.6917556101211373, -2.1793429376572915]</text:p>
          </table:table-cell>
          <table:table-cell office:value-type="string" calcext:value-type="string">
            <text:p>[-12.372010541696387, -1.2165539758544286, -1.5819904230021997, -2.330204637015698]</text:p>
          </table:table-cell>
          <table:table-cell office:value-type="string" calcext:value-type="string">
            <text:p>[-1.9911153197058162, -1.616908453181365, -3.8053961194418395, -8.115725199962952]</text:p>
          </table:table-cell>
          <table:table-cell office:value-type="string" calcext:value-type="string">
            <text:p>[-17.812183287171624, -2.3074983134602434, -4.8713649967952355, -8.740986237595138]</text:p>
          </table:table-cell>
          <table:table-cell office:value-type="string" calcext:value-type="string">
            <text:p>[-0.5740879144629174, -0.6179920516897086, -1.7364790672809605, -2.7756112642089326]</text:p>
          </table:table-cell>
          <table:table-cell office:value-type="string" calcext:value-type="string">
            <text:p>[-18.697938244465263, -2.8243080139375154, -3.9572372301494907, -6.772930876448058]</text:p>
          </table:table-cell>
          <table:table-cell office:value-type="string" calcext:value-type="string">
            <text:p>[-32.57933174561247, -1.748008000280743, -1.1975992994361917, -2.0092822208458205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17.585127637481346, -2.1527489083685847, -2.974251497594005, -4.220096981381727]</text:p>
          </table:table-cell>
          <table:table-cell office:value-type="string" calcext:value-type="string">
            <text:p>[-17.632586107139716, -1.8005471980591103, -1.9008010778490458, -2.709380544427975]</text:p>
          </table:table-cell>
          <table:table-cell office:value-type="string" calcext:value-type="string">
            <text:p>[-0.2639021250186335, -0.9664203271664951, -2.232504691400461, -3.4100455422047427]</text:p>
          </table:table-cell>
          <table:table-cell office:value-type="string" calcext:value-type="string">
            <text:p>[-5.458498062060646, -1.2050696968624042, -3.364372450642028, -5.836174917919235]</text:p>
          </table:table-cell>
          <table:table-cell office:value-type="string" calcext:value-type="string">
            <text:p>[-5.266285391975911, -1.4383578492292992, -2.1439285075170122, -4.288869855447097]</text:p>
          </table:table-cell>
          <table:table-cell office:value-type="string" calcext:value-type="string">
            <text:p>[-6.037519507528244, -1.743092277720315, -4.797640478956788, -7.914213656882141]</text:p>
          </table:table-cell>
          <table:table-cell office:value-type="string" calcext:value-type="string">
            <text:p>[-12.23270908398253, -3.3529022252823726, -6.84513220492966, -11.156713602862123]</text:p>
          </table:table-cell>
          <table:table-cell office:value-type="string" calcext:value-type="string">
            <text:p>[-12.660806100019762, -1.9895892689993033, -3.210286771061477, -4.832913802501149]</text:p>
          </table:table-cell>
          <table:table-cell office:value-type="string" calcext:value-type="string">
            <text:p>[-0.41738727968081424, -1.549025777535773, -4.256862925269522, -7.6679944128222655]</text:p>
          </table:table-cell>
          <table:table-cell office:value-type="string" calcext:value-type="string">
            <text:p>[-3.0481186716524666, -1.7733417860371414, -3.6154168457344094, -7.360292162105009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7.29550730967321, -2.8555732780677134, -5.062439981178679, -9.462095117603297]</text:p>
          </table:table-cell>
          <table:table-cell office:value-type="string" calcext:value-type="string">
            <text:p>[-3.214781932466715, -3.5111205832145886, -4.856042429169816, -6.415997534056395]</text:p>
          </table:table-cell>
          <table:table-cell office:value-type="string" calcext:value-type="string">
            <text:p>[-13.738917543242524, -1.479408263451698, -3.082485596652629, -5.345701851393336]</text:p>
          </table:table-cell>
          <table:table-cell office:value-type="string" calcext:value-type="string">
            <text:p>[-15.987326942831093, -4.060352650139931, -6.674331426563396, -10.998715719593143]</text:p>
          </table:table-cell>
          <table:table-cell office:value-type="string" calcext:value-type="string">
            <text:p>[-35.411116617886584, -3.2381272093569002, -3.2186100472309187, -4.990929023925483]</text:p>
          </table:table-cell>
          <table:table-cell office:value-type="string" calcext:value-type="string">
            <text:p>[-46.67022629698112, -3.2453596976941723, -3.628978033808772, -5.6620394363190885]</text:p>
          </table:table-cell>
          <table:table-cell office:value-type="string" calcext:value-type="string">
            <text:p>[-43.650591182718436, -3.013446125818131, -4.46809803999153, -6.93258482869199]</text:p>
          </table:table-cell>
          <table:table-cell office:value-type="string" calcext:value-type="string">
            <text:p>[-1.3451073437674932, -1.2910807844884298, -3.3162613499309046, -6.594461815277941]</text:p>
          </table:table-cell>
          <table:table-cell office:value-type="string" calcext:value-type="string">
            <text:p>[-2.9275242127699608, -1.484854423814741, -2.7817028129414334, -4.8071108700321385]</text:p>
          </table:table-cell>
          <table:table-cell office:value-type="string" calcext:value-type="string">
            <text:p>[-36.96169090224861, -3.5272713518089027, -4.118297644607605, -7.465463895528912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13.287822997747934, -1.5137955827662086, -2.7431750813378786, -3.7514335696419376]</text:p>
          </table:table-cell>
          <table:table-cell office:value-type="string" calcext:value-type="string">
            <text:p>[-5.705912519767953, -1.649340561352708, -3.2111334495216193, -6.172429412837177]</text:p>
          </table:table-cell>
          <table:table-cell office:value-type="string" calcext:value-type="string">
            <text:p>[-17.47923836829508, -3.6955750586898484, -4.018358790716947, -5.972200339368117]</text:p>
          </table:table-cell>
          <table:table-cell office:value-type="string" calcext:value-type="string">
            <text:p>[-32.94709873258872, -2.4441904479442167, -3.2307383588403127, -6.176011331230935]</text:p>
          </table:table-cell>
          <table:table-cell office:value-type="string" calcext:value-type="string">
            <text:p>[-13.835541757049729, -4.498400564290339, -6.872494343221214, -10.280304446037025]</text:p>
          </table:table-cell>
          <table:table-cell office:value-type="string" calcext:value-type="string">
            <text:p>[-14.038734492229676, -2.990177095699753, -5.976633616494564, -9.13630956093392]</text:p>
          </table:table-cell>
          <table:table-cell office:value-type="string" calcext:value-type="string">
            <text:p>[-10.138163672603294, -2.1594328712703614, -4.628335390964633, -8.917827695197357]</text:p>
          </table:table-cell>
          <table:table-cell office:value-type="string" calcext:value-type="string">
            <text:p>[-2.737330736539767, -1.3286573170491423, -2.4666690028268823, -4.093348226199955]</text:p>
          </table:table-cell>
          <table:table-cell office:value-type="string" calcext:value-type="string">
            <text:p>[-13.895307293205317, -1.502688054022383, -3.1377083975257625, -5.3624441918566745]</text:p>
          </table:table-cell>
          <table:table-cell office:value-type="string" calcext:value-type="string">
            <text:p>[-3.6065598599155146, -4.063288064393977, -7.135880757328272, -11.54667729261638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33.57337110046872, -3.351873102374503, -4.298448977201708, -6.139724514510658]</text:p>
          </table:table-cell>
          <table:table-cell office:value-type="string" calcext:value-type="string">
            <text:p>[-9.301446079325238, -4.9237860026990266, -8.376590471439172, -12.922649904867889]</text:p>
          </table:table-cell>
          <table:table-cell office:value-type="string" calcext:value-type="string">
            <text:p>[-6.9744198420808035, -2.7191010604065147, -5.750571152238471, -8.6160920499063]</text:p>
          </table:table-cell>
          <table:table-cell office:value-type="string" calcext:value-type="string">
            <text:p>[-16.1953761751819, -4.592051307453926, -6.208915534740456, -9.17601930294969]</text:p>
          </table:table-cell>
          <table:table-cell office:value-type="string" calcext:value-type="string">
            <text:p>[-13.834926741143683, -1.80241683955773, -3.830672372101729, -6.734978732284325]</text:p>
          </table:table-cell>
          <table:table-cell office:value-type="string" calcext:value-type="string">
            <text:p>[-12.273676195913307, -1.9822229886970133, -6.556265030608088, -13.111458479354955]</text:p>
          </table:table-cell>
          <table:table-cell office:value-type="string" calcext:value-type="string">
            <text:p>[-43.277672587227215, -3.1179093447745165, -4.43899005842554, -6.62888247593334]</text:p>
          </table:table-cell>
          <table:table-cell office:value-type="string" calcext:value-type="string">
            <text:p>[-32.46646167457787, -5.0359892048736254, -9.605531841247394, -16.92165114285631]</text:p>
          </table:table-cell>
          <table:table-cell office:value-type="string" calcext:value-type="string">
            <text:p>[-31.655680111446106, -2.450236561173802, -4.150784427970877, -7.372465928885252]</text:p>
          </table:table-cell>
          <table:table-cell office:value-type="string" calcext:value-type="string">
            <text:p>[-11.404362934678481, -1.5399029850048374, -2.3215016388460574, -4.909401310959205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34.597030807732395, -2.8991677373081393, -6.741936427454909, -12.234763606509436]</text:p>
          </table:table-cell>
          <table:table-cell office:value-type="string" calcext:value-type="string">
            <text:p>[-33.098976388290694, -2.508751762446404, -3.362167374320557, -6.189954522999286]</text:p>
          </table:table-cell>
          <table:table-cell office:value-type="string" calcext:value-type="string">
            <text:p>[-16.999724152652718, -3.0660065145898585, -4.878730011378707, -8.702144215131092]</text:p>
          </table:table-cell>
          <table:table-cell office:value-type="string" calcext:value-type="string">
            <text:p>[-7.512528396803053, -5.024581762669222, -6.882704567370257, -9.152571326064617]</text:p>
          </table:table-cell>
          <table:table-cell office:value-type="string" calcext:value-type="string">
            <text:p>[-16.964159497472696, -2.0782368007142837, -5.750446185037084, -11.98267021851709]</text:p>
          </table:table-cell>
          <table:table-cell office:value-type="string" calcext:value-type="string">
            <text:p>[-3.487629663485281, -1.8381692065794208, -3.897699148647815, -6.371253148750378]</text:p>
          </table:table-cell>
          <table:table-cell office:value-type="string" calcext:value-type="string">
            <text:p>[-18.39978229088959, -2.6179664051404927, -5.418520539389049, -10.948616144735613]</text:p>
          </table:table-cell>
          <table:table-cell office:value-type="string" calcext:value-type="string">
            <text:p>[-9.106731095322939, -6.388737522604604, -10.010585517190362, -15.005352537088301]</text:p>
          </table:table-cell>
          <table:table-cell office:value-type="string" calcext:value-type="string">
            <text:p>[-54.53648081047555, -4.525009838098493, -6.363387457926439, -9.594074356205295]</text:p>
          </table:table-cell>
          <table:table-cell office:value-type="string" calcext:value-type="string">
            <text:p>[-7.292599517342002, -1.8737998742639705, -4.738388665590709, -9.50316893862504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18.207748006800962, -2.406934628670121, -5.567486356980278, -11.340952024345352]</text:p>
          </table:table-cell>
          <table:table-cell office:value-type="string" calcext:value-type="string">
            <text:p>[-15.54648869978752, -3.1656566236279993, -8.320605601119757, -16.51097555406331]</text:p>
          </table:table-cell>
          <table:table-cell office:value-type="string" calcext:value-type="string">
            <text:p>[-42.78401018857634, -3.7978312910484036, -7.262523276153265, -10.414662871332991]</text:p>
          </table:table-cell>
          <table:table-cell office:value-type="string" calcext:value-type="string">
            <text:p>[-18.591891306553677, -6.7371812831597655, -8.16058857634616, -10.814995247181724]</text:p>
          </table:table-cell>
          <table:table-cell office:value-type="string" calcext:value-type="string">
            <text:p>[-39.2740674802663, -3.6817773447492153, -5.0205484709807235, -7.473312288921119]</text:p>
          </table:table-cell>
          <table:table-cell office:value-type="string" calcext:value-type="string">
            <text:p>[-33.368086267532135, -3.439785830180231, -5.208640786741303, -7.953877350574734]</text:p>
          </table:table-cell>
          <table:table-cell office:value-type="string" calcext:value-type="string">
            <text:p>[-34.42184676614286, -4.057358737620009, -5.188753809604396, -6.964425629553972]</text:p>
          </table:table-cell>
          <table:table-cell office:value-type="string" calcext:value-type="string">
            <text:p>[-17.916678277092156, -4.232350703857746, -4.904505574822404, -6.28669604640355]</text:p>
          </table:table-cell>
          <table:table-cell office:value-type="string" calcext:value-type="string">
            <text:p>[-57.33745499410687, -4.317320154594628, -6.473120754422768, -10.242138246321986]</text:p>
          </table:table-cell>
          <table:table-cell office:value-type="string" calcext:value-type="string">
            <text:p>[-20.986152376714283, -8.183465350786223, -11.341367737063601, -16.116336823425705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22.155697932858097, -3.200635559943188, -6.929925702296913, -11.963471492582523]</text:p>
          </table:table-cell>
          <table:table-cell office:value-type="string" calcext:value-type="string">
            <text:p>[-57.337951851409215, -5.939095057268218, -9.237777956209658, -15.267087086179654]</text:p>
          </table:table-cell>
          <table:table-cell office:value-type="string" calcext:value-type="string">
            <text:p>[-9.43329866289988, -5.34888948911767, -7.233225821155553, -9.962541186213937]</text:p>
          </table:table-cell>
          <table:table-cell office:value-type="string" calcext:value-type="string">
            <text:p>[-39.79691197393811, -5.031401633018895, -8.864015025428728, -12.122482967849724]</text:p>
          </table:table-cell>
          <table:table-cell office:value-type="string" calcext:value-type="string">
            <text:p>[-31.787377418917863, -2.9493230924703795, -4.138820872149673, -6.868787245233698]</text:p>
          </table:table-cell>
          <table:table-cell office:value-type="string" calcext:value-type="string">
            <text:p>[-8.805359087607467, -2.685414920890228, -3.26020277953305, -3.825246970018936]</text:p>
          </table:table-cell>
          <table:table-cell office:value-type="string" calcext:value-type="string">
            <text:p>[-33.06201002283371, -3.652762749084859, -5.4202838910226925, -8.03318148519292]</text:p>
          </table:table-cell>
          <table:table-cell office:value-type="string" calcext:value-type="string">
            <text:p>[-18.233258445253277, -3.9308880972188875, -6.144100116186402, -9.570472849407729]</text:p>
          </table:table-cell>
          <table:table-cell office:value-type="string" calcext:value-type="string">
            <text:p>[-36.7911279697755, -7.767070093137329, -9.634347609204008, -10.217835108439477]</text:p>
          </table:table-cell>
          <table:table-cell office:value-type="string" calcext:value-type="string">
            <text:p>[-17.086422310656534, -3.0430451948535, -4.212628625951154, -6.096488199076711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49.92007466915038, -3.960277826127534, -5.911631623011648, -9.046530616579984]</text:p>
          </table:table-cell>
          <table:table-cell office:value-type="string" calcext:value-type="string">
            <text:p>[-40.281181986997616, -4.203072908906069, -8.89305030174743, -14.553699723375413]</text:p>
          </table:table-cell>
          <table:table-cell office:value-type="string" calcext:value-type="string">
            <text:p>[-15.930169651530758, -3.546871907540927, -8.786457880414389, -16.292745590856118]</text:p>
          </table:table-cell>
          <table:table-cell office:value-type="string" calcext:value-type="string">
            <text:p>[-16.86911613192934, -4.624654848772303, -10.123911129642327, -18.40094583312222]</text:p>
          </table:table-cell>
          <table:table-cell office:value-type="string" calcext:value-type="string">
            <text:p>[-18.51547965884528, -6.485965628381196, -7.798378948187623, -9.13970942567559]</text:p>
          </table:table-cell>
          <table:table-cell office:value-type="string" calcext:value-type="string">
            <text:p>[-37.95985146981917, -4.184988920570443, -9.467057315825267, -17.27590007100488]</text:p>
          </table:table-cell>
          <table:table-cell office:value-type="string" calcext:value-type="string">
            <text:p>[-34.867676175895035, -2.5799802156067697, -6.140338525678146, -9.956313939463367]</text:p>
          </table:table-cell>
          <table:table-cell office:value-type="string" calcext:value-type="string">
            <text:p>[-33.611655894547, -5.677673050054466, -10.60895660173513, -17.069741630665703]</text:p>
          </table:table-cell>
          <table:table-cell office:value-type="string" calcext:value-type="string">
            <text:p>[-9.283312724624171, -6.012864411909868, -11.09386394199312, -16.69480521131488]</text:p>
          </table:table-cell>
          <table:table-cell office:value-type="string" calcext:value-type="string">
            <text:p>[-44.486156392310775, -3.71988737327853, -6.260049652093813, -9.776561077364443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38.13247092653897, -4.222238689964519, -8.324366684858031, -14.460811888107749]</text:p>
          </table:table-cell>
          <table:table-cell office:value-type="string" calcext:value-type="string">
            <text:p>[-23.00636860897114, -3.4826594665848143, -5.256592012284478, -8.375957298476289]</text:p>
          </table:table-cell>
          <table:table-cell office:value-type="string" calcext:value-type="string">
            <text:p>[-10.11123446561053, -2.839192317535355, -5.103068213448525, -7.987399242927262]</text:p>
          </table:table-cell>
          <table:table-cell office:value-type="string" calcext:value-type="string">
            <text:p>[-10.085842309189474, -3.9754088646530406, -5.657776183011265, -7.765430412965824]</text:p>
          </table:table-cell>
          <table:table-cell office:value-type="string" calcext:value-type="string">
            <text:p>[-37.39850962125886, -3.86542541121917, -7.54950380718693, -14.508130110409812]</text:p>
          </table:table-cell>
          <table:table-cell office:value-type="string" calcext:value-type="string">
            <text:p>[-17.0649321644623, -4.135821864754963, -7.458199975691615, -10.563984864056941]</text:p>
          </table:table-cell>
          <table:table-cell office:value-type="string" calcext:value-type="string">
            <text:p>[-46.26288823858091, -6.4059921784241025, -11.956064854976312, -17.53004572858221]</text:p>
          </table:table-cell>
          <table:table-cell office:value-type="string" calcext:value-type="string">
            <text:p>[-43.97533001497638, -4.003960482435431, -6.14411259034211, -9.96085799384645]</text:p>
          </table:table-cell>
          <table:table-cell office:value-type="string" calcext:value-type="string">
            <text:p>[-20.19213316515256, -4.916244653651991, -5.7572149487769675, -7.723494259538954]</text:p>
          </table:table-cell>
          <table:table-cell office:value-type="string" calcext:value-type="string">
            <text:p>[-35.169093633861536, -4.7423437553129055, -7.639458049899006, -9.166249615929933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61.19817157008478, -4.998988379707914, -6.348944360203901, -8.903269140652203]</text:p>
          </table:table-cell>
          <table:table-cell office:value-type="string" calcext:value-type="string">
            <text:p>[-63.85777029136632, -6.186952283286673, -6.836909956168169, -9.628424695165961]</text:p>
          </table:table-cell>
          <table:table-cell office:value-type="string" calcext:value-type="string">
            <text:p>[-18.993937308282227, -7.872465238373372, -9.261044829231802, -11.168564644302315]</text:p>
          </table:table-cell>
          <table:table-cell office:value-type="string" calcext:value-type="string">
            <text:p>[-38.999040644632046, -5.680804379240323, -8.425579426900565, -12.430794708609794]</text:p>
          </table:table-cell>
          <table:table-cell office:value-type="string" calcext:value-type="string">
            <text:p>[-46.55664207553771, -3.6906487099056973, -5.512282716793937, -8.269006400512225]</text:p>
          </table:table-cell>
          <table:table-cell office:value-type="string" calcext:value-type="string">
            <text:p>[-39.52490648456342, -4.442825706494502, -7.438716433486725, -11.630126587929235]</text:p>
          </table:table-cell>
          <table:table-cell office:value-type="string" calcext:value-type="string">
            <text:p>[-35.448670291921005, -3.7150706996898375, -6.064008382129549, -8.669057093495613]</text:p>
          </table:table-cell>
          <table:table-cell office:value-type="string" calcext:value-type="string">
            <text:p>[-39.91339597131365, -7.3442076437242765, -14.415121016652833, -22.06375427037488]</text:p>
          </table:table-cell>
          <table:table-cell office:value-type="string" calcext:value-type="string">
            <text:p>[-46.284457693324924, -4.584180885760758, -5.9252506961199325, -8.033150763880403]</text:p>
          </table:table-cell>
          <table:table-cell office:value-type="string" calcext:value-type="string">
            <text:p>[-36.32032539605734, -6.831230972103142, -11.644456238345025, -17.81706159565397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81.68269566682307, -5.196502727699781, -7.777634804989031, -12.363253684805088]</text:p>
          </table:table-cell>
          <table:table-cell office:value-type="string" calcext:value-type="string">
            <text:p>[-42.51558732492215, -9.064349721631192, -16.807181748630985, -20.94120461183431]</text:p>
          </table:table-cell>
          <table:table-cell office:value-type="string" calcext:value-type="string">
            <text:p>[-76.1461581516775, -5.715671122364574, -6.754248084713477, -9.16436654382986]</text:p>
          </table:table-cell>
          <table:table-cell office:value-type="string" calcext:value-type="string">
            <text:p>[-82.12091615490964, -5.682841881840828, -7.668580350174148, -10.490551951247507]</text:p>
          </table:table-cell>
          <table:table-cell office:value-type="string" calcext:value-type="string">
            <text:p>[-51.18697486703785, -5.1229672057105935, -6.754466517363977, -11.878125622093382]</text:p>
          </table:table-cell>
          <table:table-cell office:value-type="string" calcext:value-type="string">
            <text:p>[-20.323859071256088, -4.2898664938275655, -6.325139776980282, -8.803425645585449]</text:p>
          </table:table-cell>
          <table:table-cell office:value-type="string" calcext:value-type="string">
            <text:p>[-50.81777759777821, -3.023869113029698, -6.226708921913238, -11.35406248332853]</text:p>
          </table:table-cell>
          <table:table-cell office:value-type="string" calcext:value-type="string">
            <text:p>[-27.90073005069369, -3.3931266581932684, -5.897411578515754, -8.021581827631774]</text:p>
          </table:table-cell>
          <table:table-cell office:value-type="string" calcext:value-type="string">
            <text:p>[-65.82369557355261, -4.114220358644083, -5.350246877510867, -7.795051323108448]</text:p>
          </table:table-cell>
          <table:table-cell office:value-type="string" calcext:value-type="string">
            <text:p>[-59.376398742812, -5.519339457932926, -5.8616114751221415, -8.040614829978022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4" office:value-type="string" calcext:value-type="string">
            <text:p>[-65.08808781096673, -6.445286761155744, -7.665053614399708, -9.059556717280671]</text:p>
          </table:table-cell>
          <table:table-cell office:value-type="string" calcext:value-type="string">
            <text:p>[-77.4271050282683, -5.976653727356984, -6.421080597136575, -8.283771445065202]</text:p>
          </table:table-cell>
          <table:table-cell office:value-type="string" calcext:value-type="string">
            <text:p>[-102.56378997394742, -7.886801379028041, -6.067009822864056, -7.972514715886847]</text:p>
          </table:table-cell>
          <table:table-cell office:value-type="string" calcext:value-type="string">
            <text:p>[-100.44967538807819, -6.632407832544374, -6.408012535201579, -8.338482455607954]</text:p>
          </table:table-cell>
          <table:table-cell office:value-type="string" calcext:value-type="string">
            <text:p>[-105.12005998535443, -6.837262770154773, -7.340302603596571, -9.02049817112982]</text:p>
          </table:table-cell>
          <table:table-cell office:value-type="string" calcext:value-type="string">
            <text:p>[-102.56378997394742, -7.886801379028041, -6.067009822864056, -7.972514715886847]</text:p>
          </table:table-cell>
          <table:table-cell office:value-type="string" calcext:value-type="string">
            <text:p>[-51.96801647173244, -6.028056300393048, -6.669501976620129, -8.470757266572226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4567263030447378, 0.4726457035328856, 0.5398089203973521, 0.627053099746528]</text:p>
          </table:table-cell>
          <table:table-cell office:value-type="string" calcext:value-type="string">
            <text:p>[0.2897738205857252, 0.4736030310610551, 0.5341112262053905, 0.6129756465886953]</text:p>
          </table:table-cell>
          <table:table-cell table:number-columns-repeated="3" office:value-type="string" calcext:value-type="string">
            <text:p>[0.24491122969290338, 0.4710368399952853, 0.5303237483783759, 0.605729230278922]</text:p>
          </table:table-cell>
          <table:table-cell office:value-type="string" calcext:value-type="string">
            <text:p>[0.24562464646160284, 0.470186472463207, 0.5310290482800285, 0.6081886159206995]</text:p>
          </table:table-cell>
          <table:table-cell office:value-type="string" calcext:value-type="string">
            <text:p>[0.24486492456621886, 0.4702433573028321, 0.5288600847199247, 0.6033769132843014]</text:p>
          </table:table-cell>
          <table:table-cell table:number-columns-repeated="2" office:value-type="string" calcext:value-type="string">
            <text:p>[0.24562464646160284, 0.470186472463207, 0.5310290482800285, 0.6081886159206995]</text:p>
          </table:table-cell>
          <table:table-cell office:value-type="string" calcext:value-type="string">
            <text:p>[0.24486492456621886, 0.4702433573028321, 0.5288600847199247, 0.6033769132843014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880705958403504, 0.47565476262350226, 0.5346536442750474, 0.6187851623577038]</text:p>
          </table:table-cell>
          <table:table-cell office:value-type="string" calcext:value-type="string">
            <text:p>[0.25371271314305244, 0.47277273084794763, 0.5359867516573642, 0.6168924714769927]</text:p>
          </table:table-cell>
          <table:table-cell office:value-type="string" calcext:value-type="string">
            <text:p>[0.24662631858057507, 0.47524876973921365, 0.5408115861364201, 0.6270352254553128]</text:p>
          </table:table-cell>
          <table:table-cell office:value-type="string" calcext:value-type="string">
            <text:p>[0.24727867743321283, 0.47305931739472323, 0.5381962070170316, 0.6241235602512837]</text:p>
          </table:table-cell>
          <table:table-cell office:value-type="string" calcext:value-type="string">
            <text:p>[0.25386845024388105, 0.4718381787489254, 0.5345344994716222, 0.6120783695017857]</text:p>
          </table:table-cell>
          <table:table-cell office:value-type="string" calcext:value-type="string">
            <text:p>[0.2455374771967622, 0.47341484981702925, 0.5328796456662783, 0.6152761274952453]</text:p>
          </table:table-cell>
          <table:table-cell office:value-type="string" calcext:value-type="string">
            <text:p>[0.24690207237219133, 0.4723341075866967, 0.5333397220073519, 0.6210682367793641]</text:p>
          </table:table-cell>
          <table:table-cell office:value-type="string" calcext:value-type="string">
            <text:p>[0.24623073174162363, 0.4732592400877952, 0.541996695552704, 0.6296389197763952]</text:p>
          </table:table-cell>
          <table:table-cell office:value-type="string" calcext:value-type="string">
            <text:p>[0.29022715524104165, 0.47540228074150365, 0.5338914153403902, 0.618310572663932]</text:p>
          </table:table-cell>
          <table:table-cell office:value-type="string" calcext:value-type="string">
            <text:p>[0.24616447079192527, 0.47510299325344313, 0.5472149376355294, 0.6420673415197292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4732788797331257, 0.4766024745052644, 0.5455218832040427, 0.6402067367650913]</text:p>
          </table:table-cell>
          <table:table-cell office:value-type="string" calcext:value-type="string">
            <text:p>[0.2474447173234119, 0.47406991271665544, 0.5394679080187926, 0.6277479131390543]</text:p>
          </table:table-cell>
          <table:table-cell office:value-type="string" calcext:value-type="string">
            <text:p>[0.24583226173316386, 0.471301448625099, 0.532852989728785, 0.6099833128035068]</text:p>
          </table:table-cell>
          <table:table-cell office:value-type="string" calcext:value-type="string">
            <text:p>[0.25308946017306266, 0.4750339870416672, 0.5418369916478997, 0.6237591653365523]</text:p>
          </table:table-cell>
          <table:table-cell office:value-type="string" calcext:value-type="string">
            <text:p>[0.2978658777331944, 0.4798767961660701, 0.5463115330520646, 0.6269167999060794]</text:p>
          </table:table-cell>
          <table:table-cell office:value-type="string" calcext:value-type="string">
            <text:p>[0.2531962054624052, 0.47325205308559337, 0.5374866091959565, 0.6156153217158273]</text:p>
          </table:table-cell>
          <table:table-cell office:value-type="string" calcext:value-type="string">
            <text:p>[0.309110070952189, 0.4804904182840086, 0.5476851477154353, 0.638858995413621]</text:p>
          </table:table-cell>
          <table:table-cell office:value-type="string" calcext:value-type="string">
            <text:p>[0.24556702369159272, 0.4745288350670393, 0.5330217650155898, 0.6157710208042539]</text:p>
          </table:table-cell>
          <table:table-cell office:value-type="string" calcext:value-type="string">
            <text:p>[0.2556691248277796, 0.4756586315809829, 0.546678985115062, 0.6430695718966131]</text:p>
          </table:table-cell>
          <table:table-cell office:value-type="string" calcext:value-type="string">
            <text:p>[0.2461488509557498, 0.47719706779280846, 0.5502514553305023, 0.6442874332720894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53741381174985, 0.4721912861646315, 0.5366025171346924, 0.6180676785289739]</text:p>
          </table:table-cell>
          <table:table-cell office:value-type="string" calcext:value-type="string">
            <text:p>[0.24675083312748142, 0.4793883117340679, 0.5496282700919316, 0.6464156096736295]</text:p>
          </table:table-cell>
          <table:table-cell office:value-type="string" calcext:value-type="string">
            <text:p>[0.2548958396603264, 0.47312807451112127, 0.5367151379737181, 0.626688945311738]</text:p>
          </table:table-cell>
          <table:table-cell office:value-type="string" calcext:value-type="string">
            <text:p>[0.33051956134973615, 0.4796145216558177, 0.5380159448227624, 0.6178033969621022]</text:p>
          </table:table-cell>
          <table:table-cell office:value-type="string" calcext:value-type="string">
            <text:p>[0.2926569551415229, 0.4760982424679316, 0.5371630175996263, 0.6187987468326136]</text:p>
          </table:table-cell>
          <table:table-cell office:value-type="string" calcext:value-type="string">
            <text:p>[0.24858441437954296, 0.47723350142547494, 0.5487845829354195, 0.6532786669331848]</text:p>
          </table:table-cell>
          <table:table-cell office:value-type="string" calcext:value-type="string">
            <text:p>[0.2968454366072935, 0.48108531473179433, 0.5548450114170368, 0.6571248368931605]</text:p>
          </table:table-cell>
          <table:table-cell office:value-type="string" calcext:value-type="string">
            <text:p>[0.2470980297710669, 0.4729268983709258, 0.5376704490976227, 0.6195617844355465]</text:p>
          </table:table-cell>
          <table:table-cell office:value-type="string" calcext:value-type="string">
            <text:p>[0.29897305195910856, 0.4836301020844764, 0.5487156376732744, 0.6458188867215866]</text:p>
          </table:table-cell>
          <table:table-cell office:value-type="string" calcext:value-type="string">
            <text:p>[0.3229755401371207, 0.48030679232303203, 0.5347774649889501, 0.6169710045859423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970524157778541, 0.4801076801019176, 0.543826208622171, 0.6306220819103702]</text:p>
          </table:table-cell>
          <table:table-cell office:value-type="string" calcext:value-type="string">
            <text:p>[0.3021092815470249, 0.4784523673680793, 0.5386212126926331, 0.6206316161818723]</text:p>
          </table:table-cell>
          <table:table-cell office:value-type="string" calcext:value-type="string">
            <text:p>[0.2471814614647251, 0.47445827333070584, 0.5404995707574435, 0.624207043717538]</text:p>
          </table:table-cell>
          <table:table-cell office:value-type="string" calcext:value-type="string">
            <text:p>[0.2543665196741112, 0.4749617964783416, 0.5464682312153218, 0.6397789218785523]</text:p>
          </table:table-cell>
          <table:table-cell office:value-type="string" calcext:value-type="string">
            <text:p>[0.2957463411606006, 0.4768150593615112, 0.5394609656909637, 0.6290642651432412]</text:p>
          </table:table-cell>
          <table:table-cell office:value-type="string" calcext:value-type="string">
            <text:p>[0.2971523692488606, 0.479009671205005, 0.5536847741590731, 0.6516752302344879]</text:p>
          </table:table-cell>
          <table:table-cell office:value-type="string" calcext:value-type="string">
            <text:p>[0.30169635198480393, 0.4869055899969611, 0.5650545797835015, 0.6726106759054362]</text:p>
          </table:table-cell>
          <table:table-cell office:value-type="string" calcext:value-type="string">
            <text:p>[0.2927121420240159, 0.4792578383867602, 0.5456307327066363, 0.6343430630598611]</text:p>
          </table:table-cell>
          <table:table-cell office:value-type="string" calcext:value-type="string">
            <text:p>[0.24696668851287476, 0.47727024190406736, 0.5512288710048764, 0.6503124228100249]</text:p>
          </table:table-cell>
          <table:table-cell office:value-type="string" calcext:value-type="string">
            <text:p>[0.24871723923153977, 0.4786216754336697, 0.5477594488706949, 0.6483983785884487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25292970171751955, 0.48224775353198474, 0.5552479288241808, 0.6612705992717629]</text:p>
          </table:table-cell>
          <table:table-cell office:value-type="string" calcext:value-type="string">
            <text:p>[0.2538023897652687, 0.48624003200196114, 0.5538143617202403, 0.6418795498851434]</text:p>
          </table:table-cell>
          <table:table-cell office:value-type="string" calcext:value-type="string">
            <text:p>[0.3064138577986111, 0.47708033204056177, 0.5438445206038904, 0.6363771998267655]</text:p>
          </table:table-cell>
          <table:table-cell office:value-type="string" calcext:value-type="string">
            <text:p>[0.3091378499426216, 0.48972038303545223, 0.5626525955184986, 0.6714181937703738]</text:p>
          </table:table-cell>
          <table:table-cell office:value-type="string" calcext:value-type="string">
            <text:p>[0.3443952717236979, 0.4855286953282296, 0.5460669176043016, 0.6351312334475768]</text:p>
          </table:table-cell>
          <table:table-cell office:value-type="string" calcext:value-type="string">
            <text:p>[0.4088505862349971, 0.48537582685818303, 0.5477862894151491, 0.6379290108707075]</text:p>
          </table:table-cell>
          <table:table-cell office:value-type="string" calcext:value-type="string">
            <text:p>[0.368934900332195, 0.4848370824135399, 0.551303834338672, 0.6455110690151022]</text:p>
          </table:table-cell>
          <table:table-cell office:value-type="string" calcext:value-type="string">
            <text:p>[0.2475328671445022, 0.47561091927085003, 0.546156790979712, 0.6433876052197987]</text:p>
          </table:table-cell>
          <table:table-cell office:value-type="string" calcext:value-type="string">
            <text:p>[0.2470149374191671, 0.4766607843122249, 0.543540144514309, 0.6329519841817556]</text:p>
          </table:table-cell>
          <table:table-cell office:value-type="string" calcext:value-type="string">
            <text:p>[0.3508969775329097, 0.48688853962259415, 0.5504954723478482, 0.6494312230029956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0519450430149714, 0.4772709089208599, 0.5424255114265902, 0.6263814158964991]</text:p>
          </table:table-cell>
          <table:table-cell office:value-type="string" calcext:value-type="string">
            <text:p>[0.3095964682031608, 0.4788635099811863, 0.5459460160822504, 0.641336850549793]</text:p>
          </table:table-cell>
          <table:table-cell office:value-type="string" calcext:value-type="string">
            <text:p>[0.30163671696279165, 0.48698194506286513, 0.5498546059135596, 0.6400212808740762]</text:p>
          </table:table-cell>
          <table:table-cell office:value-type="string" calcext:value-type="string">
            <text:p>[0.32317052767745535, 0.4832985954344784, 0.5454150470053963, 0.6421118699988104]</text:p>
          </table:table-cell>
          <table:table-cell office:value-type="string" calcext:value-type="string">
            <text:p>[0.3145214268946222, 0.4922074993819501, 0.5648688823387923, 0.6666898836640075]</text:p>
          </table:table-cell>
          <table:table-cell office:value-type="string" calcext:value-type="string">
            <text:p>[0.2939629648642052, 0.4834413533004977, 0.5604541478913405, 0.6601945045230317]</text:p>
          </table:table-cell>
          <table:table-cell office:value-type="string" calcext:value-type="string">
            <text:p>[0.30489171052776054, 0.4816628235996795, 0.5529861411871826, 0.6586881573534517]</text:p>
          </table:table-cell>
          <table:table-cell office:value-type="string" calcext:value-type="string">
            <text:p>[0.2471500150945266, 0.4762345322294626, 0.5415106927200014, 0.6290331647631263]</text:p>
          </table:table-cell>
          <table:table-cell office:value-type="string" calcext:value-type="string">
            <text:p>[0.305530424864678, 0.47700038447800747, 0.5442476609649943, 0.6359551743596045]</text:p>
          </table:table-cell>
          <table:table-cell office:value-type="string" calcext:value-type="string">
            <text:p>[0.2538132278792034, 0.4897868749868481, 0.5663342334745639, 0.674271193886573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447648134420583, 0.48624158231400433, 0.5513772777327107, 0.6417728402696141]</text:p>
          </table:table-cell>
          <table:table-cell office:value-type="string" calcext:value-type="string">
            <text:p>[0.25781804999282154, 0.492992696846246, 0.5724752962391588, 0.6828143060088053]</text:p>
          </table:table-cell>
          <table:table-cell office:value-type="string" calcext:value-type="string">
            <text:p>[0.3091186324512687, 0.48220400452611983, 0.560025322626247, 0.6559332132667479]</text:p>
          </table:table-cell>
          <table:table-cell office:value-type="string" calcext:value-type="string">
            <text:p>[0.3172087852843055, 0.4937634574260169, 0.5614691373667446, 0.6596768083617343]</text:p>
          </table:table-cell>
          <table:table-cell office:value-type="string" calcext:value-type="string">
            <text:p>[0.3062495570335679, 0.478449518571207, 0.5479788154479359, 0.6450598079144929]</text:p>
          </table:table-cell>
          <table:table-cell office:value-type="string" calcext:value-type="string">
            <text:p>[0.30439053756944534, 0.4790143075505972, 0.5630799108171219, 0.6833757361608556]</text:p>
          </table:table-cell>
          <table:table-cell office:value-type="string" calcext:value-type="string">
            <text:p>[0.3652612558656395, 0.4850642205293595, 0.5520711333181532, 0.644586234765621]</text:p>
          </table:table-cell>
          <table:table-cell office:value-type="string" calcext:value-type="string">
            <text:p>[0.34143897204404283, 0.4931063212500453, 0.5786386635188262, 0.706472992291908]</text:p>
          </table:table-cell>
          <table:table-cell office:value-type="string" calcext:value-type="string">
            <text:p>[0.33599987436678996, 0.48223891590331025, 0.55047547617481, 0.6484871489808196]</text:p>
          </table:table-cell>
          <table:table-cell office:value-type="string" calcext:value-type="string">
            <text:p>[0.29570710315109033, 0.4781814433068224, 0.5400381387051447, 0.6343622087175895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4292989954228964, 0.483698919603849, 0.5632218924399955, 0.6780463548511103]</text:p>
          </table:table-cell>
          <table:table-cell office:value-type="string" calcext:value-type="string">
            <text:p>[0.3237674933548328, 0.4834658390138336, 0.5465997234504871, 0.6415665106308102]</text:p>
          </table:table-cell>
          <table:table-cell office:value-type="string" calcext:value-type="string">
            <text:p>[0.31057391901254466, 0.4859006873324006, 0.5535366240583305, 0.657109765729871]</text:p>
          </table:table-cell>
          <table:table-cell office:value-type="string" calcext:value-type="string">
            <text:p>[0.26004687037425295, 0.4928341387078315, 0.5651404950818997, 0.6590422422925868]</text:p>
          </table:table-cell>
          <table:table-cell office:value-type="string" calcext:value-type="string">
            <text:p>[0.3081642213137814, 0.48014037939537924, 0.5575903995609742, 0.6770721449900954]</text:p>
          </table:table-cell>
          <table:table-cell office:value-type="string" calcext:value-type="string">
            <text:p>[0.2479619371590994, 0.4786291870369035, 0.5484537653245379, 0.6429446142475007]</text:p>
          </table:table-cell>
          <table:table-cell office:value-type="string" calcext:value-type="string">
            <text:p>[0.3131247123994003, 0.482537592083575, 0.5569626794257361, 0.6704634114233053]</text:p>
          </table:table-cell>
          <table:table-cell office:value-type="string" calcext:value-type="string">
            <text:p>[0.2563302947078549, 0.4998352184502515, 0.5815715228200511, 0.6953310840695693]</text:p>
          </table:table-cell>
          <table:table-cell office:value-type="string" calcext:value-type="string">
            <text:p>[0.42541025682183714, 0.4926178813437629, 0.5616299780451481, 0.6631977427625507]</text:p>
          </table:table-cell>
          <table:table-cell office:value-type="string" calcext:value-type="string">
            <text:p>[0.30808800825005256, 0.4796330202770917, 0.5541976417885266, 0.6623255729733285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1149139030391304, 0.4814257871851056, 0.5579286908037369, 0.6723744791734915]</text:p>
          </table:table-cell>
          <table:table-cell office:value-type="string" calcext:value-type="string">
            <text:p>[0.3124753478531391, 0.4848826065711755, 0.5713044019990745, 0.7041738968612923]</text:p>
          </table:table-cell>
          <table:table-cell office:value-type="string" calcext:value-type="string">
            <text:p>[0.36512595797610153, 0.4882787599460105, 0.5664687672431092, 0.6675253448397513]</text:p>
          </table:table-cell>
          <table:table-cell office:value-type="string" calcext:value-type="string">
            <text:p>[0.3164390007449012, 0.501654052721018, 0.5709079755730122, 0.6696490502981638]</text:p>
          </table:table-cell>
          <table:table-cell office:value-type="string" calcext:value-type="string">
            <text:p>[0.35921795243650767, 0.4872939604834574, 0.5556890953144904, 0.6491325750989204]</text:p>
          </table:table-cell>
          <table:table-cell office:value-type="string" calcext:value-type="string">
            <text:p>[0.33648041074196716, 0.486299328853678, 0.5556315270111338, 0.6527553176869397]</text:p>
          </table:table-cell>
          <table:table-cell office:value-type="string" calcext:value-type="string">
            <text:p>[0.3400585547906158, 0.48724975206025173, 0.5562519279949558, 0.6471139803849976]</text:p>
          </table:table-cell>
          <table:table-cell office:value-type="string" calcext:value-type="string">
            <text:p>[0.3140945104379944, 0.49153648550432155, 0.5543873009868387, 0.6425235584419536]</text:p>
          </table:table-cell>
          <table:table-cell office:value-type="string" calcext:value-type="string">
            <text:p>[0.4376207298461957, 0.4928397184957457, 0.5627237251839977, 0.6648180215793505]</text:p>
          </table:table-cell>
          <table:table-cell office:value-type="string" calcext:value-type="string">
            <text:p>[0.3186713589202378, 0.5090595017195881, 0.5875582233710991, 0.7019143555155023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137091632862504, 0.48363080973572653, 0.5643226578630741, 0.677100535042163]</text:p>
          </table:table-cell>
          <table:table-cell office:value-type="string" calcext:value-type="string">
            <text:p>[0.4467779229531839, 0.4985156578502163, 0.5762513297931143, 0.695693885228882]</text:p>
          </table:table-cell>
          <table:table-cell office:value-type="string" calcext:value-type="string">
            <text:p>[0.2578112442487407, 0.49434276368204877, 0.5667153339241169, 0.6648031557014579]</text:p>
          </table:table-cell>
          <table:table-cell office:value-type="string" calcext:value-type="string">
            <text:p>[0.341786588545254, 0.49395072641799803, 0.5769924812213364, 0.6787631715307119]</text:p>
          </table:table-cell>
          <table:table-cell office:value-type="string" calcext:value-type="string">
            <text:p>[0.3347622272727444, 0.48437431087740845, 0.5504028343969058, 0.6456469425628395]</text:p>
          </table:table-cell>
          <table:table-cell office:value-type="string" calcext:value-type="string">
            <text:p>[0.3100534453855289, 0.4820992276864822, 0.5462358626943609, 0.6265667069009515]</text:p>
          </table:table-cell>
          <table:table-cell office:value-type="string" calcext:value-type="string">
            <text:p>[0.3433871625594014, 0.48637928362577465, 0.5567592989835405, 0.6516070600262245]</text:p>
          </table:table-cell>
          <table:table-cell office:value-type="string" calcext:value-type="string">
            <text:p>[0.31118121095742923, 0.4897363172680655, 0.5608569817802426, 0.6624085811411751]</text:p>
          </table:table-cell>
          <table:table-cell office:value-type="string" calcext:value-type="string">
            <text:p>[0.34665525969481725, 0.5047728501335822, 0.5789954868821604, 0.6655371566534883]</text:p>
          </table:table-cell>
          <table:table-cell office:value-type="string" calcext:value-type="string">
            <text:p>[0.320287533512129, 0.48409361291200514, 0.5512041771787907, 0.6410713648812173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953131358723126, 0.48802696982974253, 0.5603237144110373, 0.6585048674600792]</text:p>
          </table:table-cell>
          <table:table-cell office:value-type="string" calcext:value-type="string">
            <text:p>[0.34411987246698683, 0.4907742486501316, 0.5766835885566325, 0.6914378760462532]</text:p>
          </table:table-cell>
          <table:table-cell office:value-type="string" calcext:value-type="string">
            <text:p>[0.3049880850838019, 0.4873180898487207, 0.5745008323387966, 0.7032698645255627]</text:p>
          </table:table-cell>
          <table:table-cell office:value-type="string" calcext:value-type="string">
            <text:p>[0.31729040511126033, 0.49217631651089194, 0.5812072904275278, 0.7154908264806662]</text:p>
          </table:table-cell>
          <table:table-cell office:value-type="string" calcext:value-type="string">
            <text:p>[0.3136828302816861, 0.5014723602007523, 0.5690247489892171, 0.6601457541183651]</text:p>
          </table:table-cell>
          <table:table-cell office:value-type="string" calcext:value-type="string">
            <text:p>[0.34461570427286403, 0.48965457426412273, 0.5768589597200066, 0.7089821833983874]</text:p>
          </table:table-cell>
          <table:table-cell office:value-type="string" calcext:value-type="string">
            <text:p>[0.34045644889400434, 0.48206654646822045, 0.5608287289228541, 0.6651083740439468]</text:p>
          </table:table-cell>
          <table:table-cell office:value-type="string" calcext:value-type="string">
            <text:p>[0.3412261372413276, 0.4966744702302781, 0.5835993101887555, 0.7081092568852958]</text:p>
          </table:table-cell>
          <table:table-cell office:value-type="string" calcext:value-type="string">
            <text:p>[0.2586958249208717, 0.49883986910677086, 0.5854723205252673, 0.7052822743359037]</text:p>
          </table:table-cell>
          <table:table-cell office:value-type="string" calcext:value-type="string">
            <text:p>[0.37282647796668217, 0.4888407413737615, 0.5612469752524031, 0.6626407514748478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507370948369586, 0.4898340746302517, 0.5722515862147299, 0.6902908704257317]</text:p>
          </table:table-cell>
          <table:table-cell office:value-type="string" calcext:value-type="string">
            <text:p>[0.31977227326635854, 0.4844317033214432, 0.5556493008699801, 0.6552811791951516]</text:p>
          </table:table-cell>
          <table:table-cell office:value-type="string" calcext:value-type="string">
            <text:p>[0.27203308370204854, 0.4826378162512385, 0.555462646299081, 0.652448190243949]</text:p>
          </table:table-cell>
          <table:table-cell office:value-type="string" calcext:value-type="string">
            <text:p>[0.2590938826487063, 0.4885740843445393, 0.5586667803126121, 0.6518223909034889]</text:p>
          </table:table-cell>
          <table:table-cell office:value-type="string" calcext:value-type="string">
            <text:p>[0.35013130478310533, 0.4878573376410691, 0.567166528745041, 0.6929702906120051]</text:p>
          </table:table-cell>
          <table:table-cell office:value-type="string" calcext:value-type="string">
            <text:p>[0.31934984133469085, 0.4898570510632474, 0.5683791909621557, 0.6675680625260312]</text:p>
          </table:table-cell>
          <table:table-cell office:value-type="string" calcext:value-type="string">
            <text:p>[0.40516799672933834, 0.5002025371351502, 0.5900308317061301, 0.7108440848305498]</text:p>
          </table:table-cell>
          <table:table-cell office:value-type="string" calcext:value-type="string">
            <text:p>[0.3681572767024109, 0.4887125616673796, 0.5608603080319734, 0.663515234822328]</text:p>
          </table:table-cell>
          <table:table-cell office:value-type="string" calcext:value-type="string">
            <text:p>[0.32306814485101054, 0.49279101647857254, 0.5579620549331413, 0.6503673854509726]</text:p>
          </table:table-cell>
          <table:table-cell office:value-type="string" calcext:value-type="string">
            <text:p>[0.3470386493686173, 0.492675045133593, 0.5684811382031751, 0.6589006688221783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373126108322203, 0.4942654660420548, 0.562994474211872, 0.6573324065160214]</text:p>
          </table:table-cell>
          <table:table-cell office:value-type="string" calcext:value-type="string">
            <text:p>[0.4502791070985577, 0.4989114077614144, 0.5636970898985937, 0.663244826892419]</text:p>
          </table:table-cell>
          <table:table-cell office:value-type="string" calcext:value-type="string">
            <text:p>[0.3245282938810682, 0.5078279180814947, 0.5772088875833812, 0.6713777733569609]</text:p>
          </table:table-cell>
          <table:table-cell office:value-type="string" calcext:value-type="string">
            <text:p>[0.3686564306758793, 0.4951562897456457, 0.573254352895466, 0.6789869350571669]</text:p>
          </table:table-cell>
          <table:table-cell office:value-type="string" calcext:value-type="string">
            <text:p>[0.4042818219695291, 0.48785649726096586, 0.5575375697185972, 0.65384502863258]</text:p>
          </table:table-cell>
          <table:table-cell office:value-type="string" calcext:value-type="string">
            <text:p>[0.3451522036189434, 0.49141958831868915, 0.5679350623407999, 0.6740506736279864]</text:p>
          </table:table-cell>
          <table:table-cell office:value-type="string" calcext:value-type="string">
            <text:p>[0.343611495632187, 0.4884027543696697, 0.5614471325831474, 0.6581609685818344]</text:p>
          </table:table-cell>
          <table:table-cell office:value-type="string" calcext:value-type="string">
            <text:p>[0.34377984301054887, 0.5036424350442087, 0.6048480348096131, 0.7374734119176133]</text:p>
          </table:table-cell>
          <table:table-cell office:value-type="string" calcext:value-type="string">
            <text:p>[0.41017229079051515, 0.49205708666888603, 0.5598781808304578, 0.6524536851941612]</text:p>
          </table:table-cell>
          <table:table-cell office:value-type="string" calcext:value-type="string">
            <text:p>[0.3447482356804854, 0.5033198872253828, 0.5897864584424436, 0.7133221869192384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47109623231852826, 0.4944130179476105, 0.569303659489421, 0.6779030226153622]</text:p>
          </table:table-cell>
          <table:table-cell office:value-type="string" calcext:value-type="string">
            <text:p>[0.34588199378295303, 0.5113382526769517, 0.6187204452434975, 0.7311148351792144]</text:p>
          </table:table-cell>
          <table:table-cell office:value-type="string" calcext:value-type="string">
            <text:p>[0.46509442387872, 0.4968850614463749, 0.5639061073527792, 0.6585584186284661]</text:p>
          </table:table-cell>
          <table:table-cell office:value-type="string" calcext:value-type="string">
            <text:p>[0.4711721990411566, 0.4971554947263277, 0.5677464142172586, 0.6670268897971556]</text:p>
          </table:table-cell>
          <table:table-cell office:value-type="string" calcext:value-type="string">
            <text:p>[0.4218428715129162, 0.4942700138046628, 0.564060915024503, 0.6759464695254085]</text:p>
          </table:table-cell>
          <table:table-cell office:value-type="string" calcext:value-type="string">
            <text:p>[0.332644326971044, 0.49047502297304385, 0.5610968001981718, 0.657085591381128]</text:p>
          </table:table-cell>
          <table:table-cell office:value-type="string" calcext:value-type="string">
            <text:p>[0.3553937827837187, 0.4855989310601332, 0.5612967388227437, 0.6717275371558787]</text:p>
          </table:table-cell>
          <table:table-cell office:value-type="string" calcext:value-type="string">
            <text:p>[0.3151930093887628, 0.4883299178740425, 0.5600862429333078, 0.652533851538586]</text:p>
          </table:table-cell>
          <table:table-cell office:value-type="string" calcext:value-type="string">
            <text:p>[0.44922593094240176, 0.4907016819557274, 0.5568951399846509, 0.6505237627534131]</text:p>
          </table:table-cell>
          <table:table-cell office:value-type="string" calcext:value-type="string">
            <text:p>[0.45241823090206107, 0.4959284994841683, 0.5595758865524298, 0.6526844931764739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4" office:value-type="string" calcext:value-type="string">
            <text:p>[0.43818229842946055, 0.5012754546240606, 0.568592276828407, 0.6585228930647052]</text:p>
          </table:table-cell>
          <table:table-cell office:value-type="string" calcext:value-type="string">
            <text:p>[0.468518881654689, 0.49818959958302134, 0.5624176076317702, 0.653685868359559]</text:p>
          </table:table-cell>
          <table:table-cell office:value-type="string" calcext:value-type="string">
            <text:p>[0.522236361429072, 0.5070571519339522, 0.5614291438332653, 0.6523020485075827]</text:p>
          </table:table-cell>
          <table:table-cell office:value-type="string" calcext:value-type="string">
            <text:p>[0.5055693446647982, 0.5013299895011426, 0.5618697952572694, 0.6536190638990521]</text:p>
          </table:table-cell>
          <table:table-cell office:value-type="string" calcext:value-type="string">
            <text:p>[0.4984697570340072, 0.50212442567775, 0.5669100021558192, 0.6578095084543816]</text:p>
          </table:table-cell>
          <table:table-cell office:value-type="string" calcext:value-type="string">
            <text:p>[0.522236361429072, 0.5070571519339522, 0.5614291438332653, 0.6523020485075827]</text:p>
          </table:table-cell>
          <table:table-cell office:value-type="string" calcext:value-type="string">
            <text:p>[0.4267129982665094, 0.4991301095484202, 0.5640289154794101, 0.6554698612795091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11']</text:p>
          </table:table-cell>
          <table:table-cell office:value-type="string" calcext:value-type="string">
            <text:p>['ap07']</text:p>
          </table:table-cell>
          <table:table-cell table:number-columns-repeated="3" office:value-type="string" calcext:value-type="string">
            <text:p>['dh02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dh03']</text:p>
          </table:table-cell>
          <table:table-cell table:number-columns-repeated="2" office:value-type="string" calcext:value-type="string">
            <text:p>['dh05']</text:p>
          </table:table-cell>
          <table:table-cell office:value-type="string" calcext:value-type="string">
            <text:p>['dh03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1', 'ap04']</text:p>
          </table:table-cell>
          <table:table-cell office:value-type="string" calcext:value-type="string">
            <text:p>['ap03', 'dh07']</text:p>
          </table:table-cell>
          <table:table-cell office:value-type="string" calcext:value-type="string">
            <text:p>['ap05', 'dh02']</text:p>
          </table:table-cell>
          <table:table-cell office:value-type="string" calcext:value-type="string">
            <text:p>['ap05', 'dh06']</text:p>
          </table:table-cell>
          <table:table-cell office:value-type="string" calcext:value-type="string">
            <text:p>['ap03', 'dh06']</text:p>
          </table:table-cell>
          <table:table-cell office:value-type="string" calcext:value-type="string">
            <text:p>['ap06', 'dh02']</text:p>
          </table:table-cell>
          <table:table-cell office:value-type="string" calcext:value-type="string">
            <text:p>['dh07', 'dh08']</text:p>
          </table:table-cell>
          <table:table-cell office:value-type="string" calcext:value-type="string">
            <text:p>['dh01', 'dh11']</text:p>
          </table:table-cell>
          <table:table-cell office:value-type="string" calcext:value-type="string">
            <text:p>['ap04', 'dh01']</text:p>
          </table:table-cell>
          <table:table-cell office:value-type="string" calcext:value-type="string">
            <text:p>['dh09', 'dh11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5', 'dh07', 'dh10']</text:p>
          </table:table-cell>
          <table:table-cell office:value-type="string" calcext:value-type="string">
            <text:p>['ap05', 'dh06', 'dh07']</text:p>
          </table:table-cell>
          <table:table-cell office:value-type="string" calcext:value-type="string">
            <text:p>['dh03', 'dh05', 'dh10']</text:p>
          </table:table-cell>
          <table:table-cell office:value-type="string" calcext:value-type="string">
            <text:p>['ap01', 'ap03', 'dh06']</text:p>
          </table:table-cell>
          <table:table-cell office:value-type="string" calcext:value-type="string">
            <text:p>['ap01', 'ap03', 'ap07']</text:p>
          </table:table-cell>
          <table:table-cell office:value-type="string" calcext:value-type="string">
            <text:p>['ap03', 'dh03', 'dh10']</text:p>
          </table:table-cell>
          <table:table-cell office:value-type="string" calcext:value-type="string">
            <text:p>['ap05', 'ap07', 'dh01']</text:p>
          </table:table-cell>
          <table:table-cell office:value-type="string" calcext:value-type="string">
            <text:p>['ap06', 'dh04', 'dh07']</text:p>
          </table:table-cell>
          <table:table-cell office:value-type="string" calcext:value-type="string">
            <text:p>['ap03', 'dh08', 'dh09']</text:p>
          </table:table-cell>
          <table:table-cell office:value-type="string" calcext:value-type="string">
            <text:p>['dh02', 'dh09', 'dh11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3', 'dh05', 'dh06', 'dh09']</text:p>
          </table:table-cell>
          <table:table-cell office:value-type="string" calcext:value-type="string">
            <text:p>['ap01', 'ap06', 'dh07', 'dh11']</text:p>
          </table:table-cell>
          <table:table-cell office:value-type="string" calcext:value-type="string">
            <text:p>['ap03', 'dh02', 'dh07', 'dh08']</text:p>
          </table:table-cell>
          <table:table-cell office:value-type="string" calcext:value-type="string">
            <text:p>['ap03', 'ap04', 'ap07', 'dh02']</text:p>
          </table:table-cell>
          <table:table-cell office:value-type="string" calcext:value-type="string">
            <text:p>['ap03', 'ap04', 'dh01', 'dh03']</text:p>
          </table:table-cell>
          <table:table-cell office:value-type="string" calcext:value-type="string">
            <text:p>['ap05', 'dh07', 'dh08', 'dh10']</text:p>
          </table:table-cell>
          <table:table-cell office:value-type="string" calcext:value-type="string">
            <text:p>['ap06', 'ap07', 'dh09', 'dh11']</text:p>
          </table:table-cell>
          <table:table-cell office:value-type="string" calcext:value-type="string">
            <text:p>['ap01', 'dh07', 'dh09', 'dh10']</text:p>
          </table:table-cell>
          <table:table-cell office:value-type="string" calcext:value-type="string">
            <text:p>['ap05', 'ap06', 'ap07', 'dh08']</text:p>
          </table:table-cell>
          <table:table-cell office:value-type="string" calcext:value-type="string">
            <text:p>['ap04', 'ap07', 'dh02', 'dh06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1', 'ap06', 'ap07', 'dh05', 'dh10']</text:p>
          </table:table-cell>
          <table:table-cell office:value-type="string" calcext:value-type="string">
            <text:p>['ap06', 'ap07', 'dh04', 'dh05', 'dh07']</text:p>
          </table:table-cell>
          <table:table-cell office:value-type="string" calcext:value-type="string">
            <text:p>['ap01', 'dh02', 'dh04', 'dh05', 'dh09']</text:p>
          </table:table-cell>
          <table:table-cell office:value-type="string" calcext:value-type="string">
            <text:p>['ap03', 'ap06', 'dh05', 'dh06', 'dh11']</text:p>
          </table:table-cell>
          <table:table-cell office:value-type="string" calcext:value-type="string">
            <text:p>['ap01', 'ap07', 'dh04', 'dh07', 'dh08']</text:p>
          </table:table-cell>
          <table:table-cell office:value-type="string" calcext:value-type="string">
            <text:p>['ap07', 'dh06', 'dh07', 'dh09', 'dh11']</text:p>
          </table:table-cell>
          <table:table-cell office:value-type="string" calcext:value-type="string">
            <text:p>['ap01', 'ap05', 'ap07', 'dh09', 'dh10']</text:p>
          </table:table-cell>
          <table:table-cell office:value-type="string" calcext:value-type="string">
            <text:p>['ap03', 'ap04', 'dh01', 'dh03', 'dh09']</text:p>
          </table:table-cell>
          <table:table-cell office:value-type="string" calcext:value-type="string">
            <text:p>['ap01', 'dh04', 'dh06', 'dh09', 'dh11']</text:p>
          </table:table-cell>
          <table:table-cell office:value-type="string" calcext:value-type="string">
            <text:p>['ap01', 'ap06', 'dh02', 'dh07', 'dh08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5', 'ap06', 'dh06', 'dh09', 'dh10', 'dh11']</text:p>
          </table:table-cell>
          <table:table-cell office:value-type="string" calcext:value-type="string">
            <text:p>['ap01', 'ap03', 'ap05', 'dh04', 'dh05', 'dh06']</text:p>
          </table:table-cell>
          <table:table-cell office:value-type="string" calcext:value-type="string">
            <text:p>['ap01', 'ap04', 'ap06', 'dh03', 'dh04', 'dh11']</text:p>
          </table:table-cell>
          <table:table-cell office:value-type="string" calcext:value-type="string">
            <text:p>['ap01', 'ap04', 'ap05', 'dh05', 'dh08', 'dh10']</text:p>
          </table:table-cell>
          <table:table-cell office:value-type="string" calcext:value-type="string">
            <text:p>['ap04', 'ap05', 'ap07', 'dh02', 'dh03', 'dh06']</text:p>
          </table:table-cell>
          <table:table-cell office:value-type="string" calcext:value-type="string">
            <text:p>['ap04', 'ap05', 'ap06', 'ap07', 'dh02', 'dh07']</text:p>
          </table:table-cell>
          <table:table-cell office:value-type="string" calcext:value-type="string">
            <text:p>['ap03', 'ap04', 'ap06', 'ap07', 'dh01', 'dh08']</text:p>
          </table:table-cell>
          <table:table-cell office:value-type="string" calcext:value-type="string">
            <text:p>['ap01', 'dh02', 'dh03', 'dh04', 'dh08', 'dh09']</text:p>
          </table:table-cell>
          <table:table-cell office:value-type="string" calcext:value-type="string">
            <text:p>['ap01', 'ap06', 'dh02', 'dh04', 'dh07', 'dh09']</text:p>
          </table:table-cell>
          <table:table-cell office:value-type="string" calcext:value-type="string">
            <text:p>['ap04', 'ap05', 'ap07', 'dh02', 'dh04', 'dh08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1', 'ap04', 'ap06', 'dh01', 'dh02', 'dh03', 'dh05']</text:p>
          </table:table-cell>
          <table:table-cell office:value-type="string" calcext:value-type="string">
            <text:p>['ap01', 'ap07', 'dh01', 'dh05', 'dh07', 'dh08', 'dh09']</text:p>
          </table:table-cell>
          <table:table-cell office:value-type="string" calcext:value-type="string">
            <text:p>['ap03', 'ap05', 'ap06', 'ap07', 'dh04', 'dh06', 'dh11']</text:p>
          </table:table-cell>
          <table:table-cell office:value-type="string" calcext:value-type="string">
            <text:p>['ap01', 'ap04', 'ap07', 'dh03', 'dh05', 'dh07', 'dh11']</text:p>
          </table:table-cell>
          <table:table-cell office:value-type="string" calcext:value-type="string">
            <text:p>['ap03', 'ap05', 'ap07', 'dh01', 'dh04', 'dh08', 'dh09']</text:p>
          </table:table-cell>
          <table:table-cell office:value-type="string" calcext:value-type="string">
            <text:p>['ap01', 'ap03', 'ap04', 'dh01', 'dh03', 'dh10', 'dh11']</text:p>
          </table:table-cell>
          <table:table-cell office:value-type="string" calcext:value-type="string">
            <text:p>['ap05', 'ap07', 'dh04', 'dh06', 'dh07', 'dh08', 'dh10']</text:p>
          </table:table-cell>
          <table:table-cell office:value-type="string" calcext:value-type="string">
            <text:p>['ap01', 'ap06', 'dh01', 'dh03', 'dh04', 'dh09', 'dh10']</text:p>
          </table:table-cell>
          <table:table-cell office:value-type="string" calcext:value-type="string">
            <text:p>['ap04', 'ap06', 'dh02', 'dh03', 'dh05', 'dh06', 'dh11']</text:p>
          </table:table-cell>
          <table:table-cell office:value-type="string" calcext:value-type="string">
            <text:p>['ap01', 'ap03', 'ap05', 'dh03', 'dh08', 'dh09', 'dh10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3', 'ap04', 'ap07', 'dh02', 'dh05', 'dh06', 'dh09']</text:p>
          </table:table-cell>
          <table:table-cell office:value-type="string" calcext:value-type="string">
            <text:p>['ap01', 'ap03', 'ap05', 'ap06', 'dh01', 'dh05', 'dh08', 'dh11']</text:p>
          </table:table-cell>
          <table:table-cell office:value-type="string" calcext:value-type="string">
            <text:p>['ap03', 'ap07', 'dh01', 'dh04', 'dh05', 'dh06', 'dh09', 'dh11']</text:p>
          </table:table-cell>
          <table:table-cell office:value-type="string" calcext:value-type="string">
            <text:p>['ap01', 'ap03', 'ap05', 'ap07', 'dh02', 'dh03', 'dh07', 'dh08']</text:p>
          </table:table-cell>
          <table:table-cell office:value-type="string" calcext:value-type="string">
            <text:p>['ap04', 'ap06', 'dh01', 'dh02', 'dh04', 'dh06', 'dh09', 'dh11']</text:p>
          </table:table-cell>
          <table:table-cell office:value-type="string" calcext:value-type="string">
            <text:p>['ap04', 'ap05', 'dh05', 'dh06', 'dh08', 'dh09', 'dh10', 'dh11']</text:p>
          </table:table-cell>
          <table:table-cell office:value-type="string" calcext:value-type="string">
            <text:p>['ap03', 'ap04', 'ap06', 'ap07', 'dh02', 'dh04', 'dh10', 'dh11']</text:p>
          </table:table-cell>
          <table:table-cell office:value-type="string" calcext:value-type="string">
            <text:p>['ap03', 'ap04', 'ap05', 'ap07', 'dh05', 'dh06', 'dh10', 'dh11']</text:p>
          </table:table-cell>
          <table:table-cell office:value-type="string" calcext:value-type="string">
            <text:p>['ap03', 'ap04', 'ap07', 'dh01', 'dh05', 'dh06', 'dh09', 'dh11']</text:p>
          </table:table-cell>
          <table:table-cell office:value-type="string" calcext:value-type="string">
            <text:p>['ap01', 'ap04', 'dh01', 'dh03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4', 'ap05', 'ap07', 'dh05', 'dh08', 'dh09', 'dh10', 'dh11']</text:p>
          </table:table-cell>
          <table:table-cell office:value-type="string" calcext:value-type="string">
            <text:p>['ap01', 'ap04', 'ap07', 'dh01', 'dh03', 'dh04', 'dh06', 'dh07', 'dh11']</text:p>
          </table:table-cell>
          <table:table-cell office:value-type="string" calcext:value-type="string">
            <text:p>['ap01', 'ap04', 'ap05', 'dh02', 'dh03', 'dh04', 'dh07', 'dh08', 'dh10']</text:p>
          </table:table-cell>
          <table:table-cell office:value-type="string" calcext:value-type="string">
            <text:p>['ap01', 'ap03', 'ap05', 'ap06', 'dh01', 'dh03', 'dh04', 'dh05', 'dh09']</text:p>
          </table:table-cell>
          <table:table-cell office:value-type="string" calcext:value-type="string">
            <text:p>['ap01', 'ap04', 'ap06', 'dh02', 'dh03', 'dh07', 'dh08', 'dh10', 'dh11']</text:p>
          </table:table-cell>
          <table:table-cell office:value-type="string" calcext:value-type="string">
            <text:p>['ap01', 'ap06', 'dh01', 'dh02', 'dh04', 'dh05', 'dh06', 'dh07', 'dh11']</text:p>
          </table:table-cell>
          <table:table-cell office:value-type="string" calcext:value-type="string">
            <text:p>['ap01', 'ap06', 'ap07', 'dh02', 'dh04', 'dh06', 'dh08', 'dh10', 'dh11']</text:p>
          </table:table-cell>
          <table:table-cell office:value-type="string" calcext:value-type="string">
            <text:p>['ap01', 'ap03', 'ap05', 'ap06', 'dh01', 'dh04', 'dh07', 'dh10', 'dh11']</text:p>
          </table:table-cell>
          <table:table-cell office:value-type="string" calcext:value-type="string">
            <text:p>['ap01', 'ap03', 'ap04', 'ap05', 'ap06', 'ap07', 'dh02', 'dh06', 'dh07']</text:p>
          </table:table-cell>
          <table:table-cell office:value-type="string" calcext:value-type="string">
            <text:p>['ap01', 'ap07', 'dh01', 'dh05', 'dh06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6', 'ap07', 'dh02', 'dh03', 'dh05', 'dh08', 'dh09', 'dh10', 'dh11']</text:p>
          </table:table-cell>
          <table:table-cell office:value-type="string" calcext:value-type="string">
            <text:p>['ap05', 'ap07', 'dh01', 'dh02', 'dh05', 'dh06', 'dh07', 'dh08', 'dh10', 'dh11']</text:p>
          </table:table-cell>
          <table:table-cell office:value-type="string" calcext:value-type="string">
            <text:p>['ap01', 'ap03', 'ap04', 'ap06', 'ap07', 'dh01', 'dh03', 'dh07', 'dh09', 'dh11']</text:p>
          </table:table-cell>
          <table:table-cell office:value-type="string" calcext:value-type="string">
            <text:p>['ap01', 'ap03', 'ap05', 'ap06', 'ap07', 'dh01', 'dh05', 'dh07', 'dh08', 'dh10']</text:p>
          </table:table-cell>
          <table:table-cell office:value-type="string" calcext:value-type="string">
            <text:p>['ap04', 'ap06', 'ap07', 'dh01', 'dh02', 'dh05', 'dh07', 'dh09', 'dh10', 'dh11']</text:p>
          </table:table-cell>
          <table:table-cell office:value-type="string" calcext:value-type="string">
            <text:p>['ap03', 'ap04', 'ap05', 'ap07', 'dh02', 'dh06', 'dh07', 'dh08', 'dh09', 'dh10']</text:p>
          </table:table-cell>
          <table:table-cell office:value-type="string" calcext:value-type="string">
            <text:p>['ap03', 'ap04', 'ap05', 'ap06', 'dh01', 'dh02', 'dh03', 'dh04', 'dh05', 'dh09']</text:p>
          </table:table-cell>
          <table:table-cell office:value-type="string" calcext:value-type="string">
            <text:p>['ap03', 'ap05', 'ap06', 'ap07', 'dh01', 'dh02', 'dh04', 'dh05', 'dh07', 'dh11']</text:p>
          </table:table-cell>
          <table:table-cell office:value-type="string" calcext:value-type="string">
            <text:p>['ap03', 'ap04', 'ap05', 'ap06', 'ap07', 'dh04', 'dh05', 'dh06', 'dh08', 'dh10']</text:p>
          </table:table-cell>
          <table:table-cell office:value-type="string" calcext:value-type="string">
            <text:p>['ap01', 'ap03', 'ap05', 'ap06', 'ap07', 'dh01', 'dh07', 'dh08', 'dh10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3', 'ap04', 'ap06', 'dh02', 'dh06', 'dh07', 'dh08', 'dh09', 'dh10', 'dh11']</text:p>
          </table:table-cell>
          <table:table-cell office:value-type="string" calcext:value-type="string">
            <text:p>['ap03', 'ap04', 'ap05', 'ap06', 'ap07', 'dh01', 'dh06', 'dh07', 'dh09', 'dh10', 'dh11']</text:p>
          </table:table-cell>
          <table:table-cell office:value-type="string" calcext:value-type="string">
            <text:p>['ap01', 'ap03', 'ap05', 'ap06', 'dh01', 'dh05', 'dh06', 'dh08', 'dh09', 'dh10', 'dh11']</text:p>
          </table:table-cell>
          <table:table-cell office:value-type="string" calcext:value-type="string">
            <text:p>['ap01', 'ap03', 'ap04', 'ap05', 'ap07', 'dh02', 'dh03', 'dh05', 'dh08', 'dh09', 'dh10']</text:p>
          </table:table-cell>
          <table:table-cell office:value-type="string" calcext:value-type="string">
            <text:p>['ap03', 'ap04', 'ap07', 'dh01', 'dh02', 'dh03', 'dh04', 'dh06', 'dh08', 'dh09', 'dh11']</text:p>
          </table:table-cell>
          <table:table-cell office:value-type="string" calcext:value-type="string">
            <text:p>['ap01', 'ap03', 'ap07', 'dh01', 'dh03', 'dh05', 'dh06', 'dh07', 'dh08', 'dh09', 'dh10']</text:p>
          </table:table-cell>
          <table:table-cell office:value-type="string" calcext:value-type="string">
            <text:p>['ap04', 'ap05', 'ap06', 'dh01', 'dh02', 'dh03', 'dh05', 'dh07', 'dh08', 'dh09', 'dh11']</text:p>
          </table:table-cell>
          <table:table-cell office:value-type="string" calcext:value-type="string">
            <text:p>['ap01', 'ap05', 'ap06', 'ap07', 'dh01', 'dh03', 'dh04', 'dh07', 'dh08', 'dh09', 'dh10']</text:p>
          </table:table-cell>
          <table:table-cell office:value-type="string" calcext:value-type="string">
            <text:p>['ap03', 'ap04', 'ap05', 'ap06', 'dh01', 'dh03', 'dh04', 'dh07', 'dh09', 'dh10', 'dh11']</text:p>
          </table:table-cell>
          <table:table-cell office:value-type="string" calcext:value-type="string">
            <text:p>['ap03', 'ap06', 'ap07', 'dh01', 'dh02', 'dh04', 'dh05', 'dh06', 'dh07', 'dh08', 'dh09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4', 'ap06', 'ap07', 'dh02', 'dh03', 'dh04', 'dh05', 'dh07', 'dh08', 'dh09']</text:p>
          </table:table-cell>
          <table:table-cell office:value-type="string" calcext:value-type="string">
            <text:p>['ap01', 'ap03', 'ap04', 'ap05', 'ap07', 'dh03', 'dh04', 'dh05', 'dh07', 'dh08', 'dh09', 'dh11']</text:p>
          </table:table-cell>
          <table:table-cell office:value-type="string" calcext:value-type="string">
            <text:p>['ap01', 'ap03', 'ap05', 'ap07', 'dh03', 'dh04', 'dh05', 'dh06', 'dh07', 'dh08', 'dh09', 'dh11']</text:p>
          </table:table-cell>
          <table:table-cell office:value-type="string" calcext:value-type="string">
            <text:p>['ap01', 'ap03', 'ap05', 'ap07', 'dh01', 'dh02', 'dh04', 'dh06', 'dh07', 'dh08', 'dh09', 'dh11']</text:p>
          </table:table-cell>
          <table:table-cell office:value-type="string" calcext:value-type="string">
            <text:p>['ap03', 'ap05', 'ap06', 'ap07', 'dh01', 'dh02', 'dh03', 'dh04', 'dh06', 'dh07', 'dh10', 'dh11']</text:p>
          </table:table-cell>
          <table:table-cell office:value-type="string" calcext:value-type="string">
            <text:p>['ap04', 'ap05', 'ap07', 'dh02', 'dh03', 'dh04', 'dh06', 'dh07', 'dh08', 'dh09', 'dh10', 'dh11']</text:p>
          </table:table-cell>
          <table:table-cell office:value-type="string" calcext:value-type="string">
            <text:p>['ap01', 'ap03', 'ap04', 'ap05', 'ap06', 'dh02', 'dh05', 'dh07', 'dh08', 'dh09', 'dh10', 'dh11']</text:p>
          </table:table-cell>
          <table:table-cell office:value-type="string" calcext:value-type="string">
            <text:p>['ap03', 'ap04', 'ap05', 'ap07', 'dh02', 'dh03', 'dh04', 'dh05', 'dh06', 'dh07', 'dh09', 'dh11']</text:p>
          </table:table-cell>
          <table:table-cell office:value-type="string" calcext:value-type="string">
            <text:p>['ap01', 'ap03', 'ap05', 'ap06', 'dh01', 'dh02', 'dh04', 'dh05', 'dh07', 'dh08', 'dh10', 'dh11']</text:p>
          </table:table-cell>
          <table:table-cell office:value-type="string" calcext:value-type="string">
            <text:p>['ap01', 'ap03', 'ap04', 'ap06', 'ap07', 'dh01', 'dh03', 'dh04', 'dh05', 'dh08', 'dh09', 'dh10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4', 'ap05', 'ap07', 'dh01', 'dh02', 'dh03', 'dh04', 'dh06', 'dh07', 'dh08', 'dh11']</text:p>
          </table:table-cell>
          <table:table-cell office:value-type="string" calcext:value-type="string">
            <text:p>['ap01', 'ap03', 'ap04', 'ap06', 'dh01', 'dh02', 'dh03', 'dh04', 'dh06', 'dh08', 'dh09', 'dh10', 'dh11']</text:p>
          </table:table-cell>
          <table:table-cell office:value-type="string" calcext:value-type="string">
            <text:p>['ap01', 'ap03', 'ap05', 'ap06', 'dh01', 'dh03', 'dh05', 'dh06', 'dh07', 'dh08', 'dh09', 'dh10', 'dh11']</text:p>
          </table:table-cell>
          <table:table-cell office:value-type="string" calcext:value-type="string">
            <text:p>['ap03', 'ap05', 'ap06', 'dh01', 'dh03', 'dh04', 'dh05', 'dh06', 'dh07', 'dh08', 'dh09', 'dh10', 'dh11']</text:p>
          </table:table-cell>
          <table:table-cell office:value-type="string" calcext:value-type="string">
            <text:p>['ap01', 'ap03', 'ap04', 'ap05', 'ap07', 'dh01', 'dh02', 'dh04', 'dh06', 'dh08', 'dh09', 'dh10', 'dh11']</text:p>
          </table:table-cell>
          <table:table-cell office:value-type="string" calcext:value-type="string">
            <text:p>['ap03', 'ap06', 'ap07', 'dh01', 'dh02', 'dh03', 'dh04', 'dh05', 'dh06', 'dh07', 'dh08', 'dh09', 'dh11']</text:p>
          </table:table-cell>
          <table:table-cell office:value-type="string" calcext:value-type="string">
            <text:p>['ap01', 'ap03', 'ap04', 'ap06', 'ap07', 'dh01', 'dh02', 'dh04', 'dh05', 'dh07', 'dh08', 'dh09', 'dh11']</text:p>
          </table:table-cell>
          <table:table-cell office:value-type="string" calcext:value-type="string">
            <text:p>['ap03', 'ap04', 'ap06', 'ap07', 'dh01', 'dh02', 'dh03', 'dh06', 'dh07', 'dh08', 'dh09', 'dh10', 'dh11']</text:p>
          </table:table-cell>
          <table:table-cell office:value-type="string" calcext:value-type="string">
            <text:p>['ap01', 'ap03', 'ap05', 'ap06', 'ap07', 'dh01', 'dh02', 'dh03', 'dh05', 'dh06', 'dh07', 'dh08', 'dh11']</text:p>
          </table:table-cell>
          <table:table-cell office:value-type="string" calcext:value-type="string">
            <text:p>['ap01', 'ap03', 'ap04', 'ap05', 'ap07', 'dh01', 'dh02', 'dh03', 'dh04', 'dh06', 'dh07', 'dh09', 'dh10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6', 'ap07', 'dh02', 'dh03', 'dh05', 'dh06', 'dh07', 'dh08', 'dh09', 'dh10']</text:p>
          </table:table-cell>
          <table:table-cell office:value-type="string" calcext:value-type="string">
            <text:p>['ap01', 'ap03', 'ap04', 'ap05', 'ap06', 'ap07', 'dh01', 'dh02', 'dh04', 'dh06', 'dh07', 'dh08', 'dh09', 'dh11']</text:p>
          </table:table-cell>
          <table:table-cell office:value-type="string" calcext:value-type="string">
            <text:p>['ap01', 'ap03', 'ap05', 'ap06', 'ap07', 'dh01', 'dh02', 'dh04', 'dh05', 'dh06', 'dh07', 'dh08', 'dh09', 'dh10']</text:p>
          </table:table-cell>
          <table:table-cell office:value-type="string" calcext:value-type="string">
            <text:p>['ap01', 'ap03', 'ap04', 'ap05', 'ap06', 'dh01', 'dh03', 'dh04', 'dh05', 'dh06', 'dh07', 'dh08', 'dh10', 'dh11']</text:p>
          </table:table-cell>
          <table:table-cell office:value-type="string" calcext:value-type="string">
            <text:p>['ap01', 'ap04', 'ap05', 'ap06', 'ap07', 'dh01', 'dh03', 'dh04', 'dh05', 'dh06', 'dh07', 'dh08', 'dh09', 'dh10']</text:p>
          </table:table-cell>
          <table:table-cell office:value-type="string" calcext:value-type="string">
            <text:p>['ap01', 'ap04', 'ap05', 'ap07', 'dh01', 'dh02', 'dh03', 'dh04', 'dh05', 'dh06', 'dh08', 'dh09', 'dh10', 'dh11']</text:p>
          </table:table-cell>
          <table:table-cell office:value-type="string" calcext:value-type="string">
            <text:p>['ap01', 'ap03', 'ap04', 'ap07', 'dh01', 'dh03', 'dh04', 'dh05', 'dh06', 'dh07', 'dh08', 'dh09', 'dh10', 'dh11']</text:p>
          </table:table-cell>
          <table:table-cell office:value-type="string" calcext:value-type="string">
            <text:p>['ap01', 'ap03', 'ap04', 'ap05', 'ap07', 'dh01', 'dh02', 'dh03', 'dh05', 'dh06', 'dh07', 'dh09', 'dh10', 'dh11']</text:p>
          </table:table-cell>
          <table:table-cell office:value-type="string" calcext:value-type="string">
            <text:p>['ap04', 'ap05', 'ap06', 'ap07', 'dh01', 'dh02', 'dh03', 'dh04', 'dh05', 'dh06', 'dh07', 'dh08', 'dh09', 'dh10']</text:p>
          </table:table-cell>
          <table:table-cell office:value-type="string" calcext:value-type="string">
            <text:p>['ap03', 'ap04', 'ap05', 'ap07', 'dh01', 'dh02', 'dh03', 'dh04', 'dh05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ap07', 'dh01', 'dh02', 'dh03', 'dh04', 'dh05', 'dh07', 'dh08', 'dh09', 'dh10']</text:p>
          </table:table-cell>
          <table:table-cell office:value-type="string" calcext:value-type="string">
            <text:p>['ap01', 'ap03', 'ap04', 'ap05', 'ap07', 'dh01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5', 'dh06', 'dh07', 'dh08', 'dh09', 'dh11']</text:p>
          </table:table-cell>
          <table:table-cell office:value-type="string" calcext:value-type="string">
            <text:p>['ap01', 'ap03', 'ap04', 'ap05', 'ap06', 'ap07', 'dh01', 'dh02', 'dh03', 'dh04', 'dh05', 'dh06', 'dh07', 'dh08', 'dh10']</text:p>
          </table:table-cell>
          <table:table-cell office:value-type="string" calcext:value-type="string">
            <text:p>['ap01', 'ap04', 'ap05', 'ap06', 'ap07', 'dh01', 'dh02', 'dh03', 'dh04', 'dh05', 'dh06', 'dh07', 'dh08', 'dh10', 'dh11']</text:p>
          </table:table-cell>
          <table:table-cell office:value-type="string" calcext:value-type="string">
            <text:p>['ap01', 'ap03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7', 'dh01', 'dh02', 'dh03', 'dh04', 'dh05', 'dh06', 'dh07', 'dh09', 'dh10', 'dh11']</text:p>
          </table:table-cell>
          <table:table-cell office:value-type="string" calcext:value-type="string">
            <text:p>['ap01', 'ap03', 'ap04', 'ap06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0']</text:p>
          </table:table-cell>
          <table:table-cell office:value-type="string" calcext:value-type="string">
            <text:p>['ap03', 'ap04', 'ap05', 'ap06', 'ap07', 'dh01', 'dh03', 'dh04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4"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